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33"/>
    <style:style style:name="ce7" style:family="table-cell" style:parent-style-name="Default" style:data-style-name="N0"/>
    <style:style style:name="ce8" style:family="table-cell" style:parent-style-name="Default" style:data-style-name="N130"/>
    <style:style style:name="ce9" style:family="table-cell" style:parent-style-name="Default" style:data-style-name="N126"/>
    <style:style style:name="ce10" style:family="table-cell" style:parent-style-name="Default" style:data-style-name="N124"/>
    <style:style style:name="ce11" style:family="table-cell" style:parent-style-name="Default" style:data-style-name="N122"/>
    <style:style style:name="ce13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2"/>
        <table:table-column table:style-name="co2" table:default-cell-style-name="ce8"/>
        <table:table-column table:style-name="co1" table:default-cell-style-name="ce12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10"/>
        <table:table-column table:style-name="co7" table:default-cell-style-name="ce11"/>
        <table:table-column table:style-name="co8" table:default-cell-style-name="ce12"/>
        <table:table-column table:style-name="co9" table:default-cell-style-name="ce11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velength(nm)</text:p>
          </table:table-cell>
          <table:table-cell table:style-name="Default" office:value-type="string" calcext:value-type="string">
            <text:p>rsLength</text:p>
          </table:table-cell>
          <table:table-cell office:value-type="string" calcext:value-type="string">
            <text:p>wavelength(nm)</text:p>
          </table:table-cell>
          <table:table-cell office:value-type="string" calcext:value-type="string">
            <text:p>absLength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efIndex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scntComp1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wlsComp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.0</text:p>
          </table:table-cell>
          <table:table-cell table:style-name="ce7" office:value-type="float" office:value="10417.9031061676" calcext:value-type="float">
            <text:p>10417.9031061676</text:p>
          </table:table-cell>
          <table:table-cell office:value-type="float" office:value="200" calcext:value-type="float">
            <text:p>200.0</text:p>
          </table:table-cell>
          <table:table-cell office:value-type="float" office:value="8.58570497950027" calcext:value-type="float">
            <text:p>8.58570497950027</text:p>
          </table:table-cell>
          <table:table-cell office:value-type="float" office:value="200" calcext:value-type="float">
            <text:p>200.00000</text:p>
          </table:table-cell>
          <table:table-cell office:value-type="float" office:value="1.43028736773246" calcext:value-type="float">
            <text:p>1.43029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04" calcext:value-type="float">
            <text:p>204.0</text:p>
          </table:table-cell>
          <table:table-cell table:style-name="ce7" office:value-type="float" office:value="11374.7129733426" calcext:value-type="float">
            <text:p>11374.7129733426</text:p>
          </table:table-cell>
          <table:table-cell office:value-type="float" office:value="204" calcext:value-type="float">
            <text:p>204.0</text:p>
          </table:table-cell>
          <table:table-cell office:value-type="float" office:value="8.56280581382851" calcext:value-type="float">
            <text:p>8.56280581382851</text:p>
          </table:table-cell>
          <table:table-cell office:value-type="float" office:value="203.015075376884" calcext:value-type="float">
            <text:p>203.01508</text:p>
          </table:table-cell>
          <table:table-cell office:value-type="float" office:value="1.42564506022313" calcext:value-type="float">
            <text:p>1.42565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08" calcext:value-type="float">
            <text:p>208.0</text:p>
          </table:table-cell>
          <table:table-cell table:style-name="ce7" office:value-type="float" office:value="12336.3787074386" calcext:value-type="float">
            <text:p>12336.3787074386</text:p>
          </table:table-cell>
          <table:table-cell office:value-type="float" office:value="208" calcext:value-type="float">
            <text:p>208.0</text:p>
          </table:table-cell>
          <table:table-cell office:value-type="float" office:value="8.52647652481817" calcext:value-type="float">
            <text:p>8.52647652481817</text:p>
          </table:table-cell>
          <table:table-cell office:value-type="float" office:value="206.030150753769" calcext:value-type="float">
            <text:p>206.03015</text:p>
          </table:table-cell>
          <table:table-cell office:value-type="float" office:value="1.42138991209543" calcext:value-type="float">
            <text:p>1.42139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12" calcext:value-type="float">
            <text:p>212.0</text:p>
          </table:table-cell>
          <table:table-cell table:style-name="ce7" office:value-type="float" office:value="13303.2111822619" calcext:value-type="float">
            <text:p>13303.2111822619</text:p>
          </table:table-cell>
          <table:table-cell office:value-type="float" office:value="212" calcext:value-type="float">
            <text:p>212.0</text:p>
          </table:table-cell>
          <table:table-cell office:value-type="float" office:value="8.48580995604083" calcext:value-type="float">
            <text:p>8.48580995604083</text:p>
          </table:table-cell>
          <table:table-cell office:value-type="float" office:value="209.045226130653" calcext:value-type="float">
            <text:p>209.04523</text:p>
          </table:table-cell>
          <table:table-cell office:value-type="float" office:value="1.41747492070644" calcext:value-type="float">
            <text:p>1.41747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16" calcext:value-type="float">
            <text:p>216.0</text:p>
          </table:table-cell>
          <table:table-cell table:style-name="ce7" office:value-type="float" office:value="14275.392499322" calcext:value-type="float">
            <text:p>14275.392499322</text:p>
          </table:table-cell>
          <table:table-cell office:value-type="float" office:value="216" calcext:value-type="float">
            <text:p>216.0</text:p>
          </table:table-cell>
          <table:table-cell office:value-type="float" office:value="8.44041011538743" calcext:value-type="float">
            <text:p>8.44041011538743</text:p>
          </table:table-cell>
          <table:table-cell office:value-type="float" office:value="212.060301507538" calcext:value-type="float">
            <text:p>212.06030</text:p>
          </table:table-cell>
          <table:table-cell office:value-type="float" office:value="1.41385943825749" calcext:value-type="float">
            <text:p>1.41386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20" calcext:value-type="float">
            <text:p>220.0</text:p>
          </table:table-cell>
          <table:table-cell table:style-name="ce7" office:value-type="float" office:value="15252.9990557788" calcext:value-type="float">
            <text:p>15252.9990557788</text:p>
          </table:table-cell>
          <table:table-cell office:value-type="float" office:value="220" calcext:value-type="float">
            <text:p>220.0</text:p>
          </table:table-cell>
          <table:table-cell office:value-type="float" office:value="8.38868522359733" calcext:value-type="float">
            <text:p>8.38868522359733</text:p>
          </table:table-cell>
          <table:table-cell office:value-type="float" office:value="215.075376884422" calcext:value-type="float">
            <text:p>215.07538</text:p>
          </table:table-cell>
          <table:table-cell office:value-type="float" office:value="1.4105104064874" calcext:value-type="float">
            <text:p>1.41051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24" calcext:value-type="float">
            <text:p>224.0</text:p>
          </table:table-cell>
          <table:table-cell table:style-name="ce7" office:value-type="float" office:value="16510.7476568407" calcext:value-type="float">
            <text:p>16510.7476568407</text:p>
          </table:table-cell>
          <table:table-cell office:value-type="float" office:value="224" calcext:value-type="float">
            <text:p>224.0</text:p>
          </table:table-cell>
          <table:table-cell office:value-type="float" office:value="8.33476903049581" calcext:value-type="float">
            <text:p>8.33476903049581</text:p>
          </table:table-cell>
          <table:table-cell office:value-type="float" office:value="218.090452261307" calcext:value-type="float">
            <text:p>218.09045</text:p>
          </table:table-cell>
          <table:table-cell office:value-type="float" office:value="1.407305439594" calcext:value-type="float">
            <text:p>1.40731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28" calcext:value-type="float">
            <text:p>228.0</text:p>
          </table:table-cell>
          <table:table-cell table:style-name="ce7" office:value-type="float" office:value="17774.3462564169" calcext:value-type="float">
            <text:p>17774.3462564169</text:p>
          </table:table-cell>
          <table:table-cell office:value-type="float" office:value="228" calcext:value-type="float">
            <text:p>228.0</text:p>
          </table:table-cell>
          <table:table-cell office:value-type="float" office:value="8.27710484094689" calcext:value-type="float">
            <text:p>8.27710484094689</text:p>
          </table:table-cell>
          <table:table-cell office:value-type="float" office:value="221.105527638191" calcext:value-type="float">
            <text:p>221.10553</text:p>
          </table:table-cell>
          <table:table-cell office:value-type="float" office:value="1.4042040077448" calcext:value-type="float">
            <text:p>1.4042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32" calcext:value-type="float">
            <text:p>232.0</text:p>
          </table:table-cell>
          <table:table-cell table:style-name="ce7" office:value-type="float" office:value="19044.128673733" calcext:value-type="float">
            <text:p>19044.128673733</text:p>
          </table:table-cell>
          <table:table-cell office:value-type="float" office:value="232" calcext:value-type="float">
            <text:p>232.0</text:p>
          </table:table-cell>
          <table:table-cell office:value-type="float" office:value="8.21682943694721" calcext:value-type="float">
            <text:p>8.21682943694721</text:p>
          </table:table-cell>
          <table:table-cell office:value-type="float" office:value="224.120603015075" calcext:value-type="float">
            <text:p>224.12060</text:p>
          </table:table-cell>
          <table:table-cell office:value-type="float" office:value="1.40120718053565" calcext:value-type="float">
            <text:p>1.40121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36" calcext:value-type="float">
            <text:p>236.0</text:p>
          </table:table-cell>
          <table:table-cell table:style-name="ce7" office:value-type="float" office:value="20320.3012122616" calcext:value-type="float">
            <text:p>20320.3012122616</text:p>
          </table:table-cell>
          <table:table-cell office:value-type="float" office:value="236" calcext:value-type="float">
            <text:p>236.0</text:p>
          </table:table-cell>
          <table:table-cell office:value-type="float" office:value="8.15470277733356" calcext:value-type="float">
            <text:p>8.15470277733356</text:p>
          </table:table-cell>
          <table:table-cell office:value-type="float" office:value="227.13567839196" calcext:value-type="float">
            <text:p>227.13568</text:p>
          </table:table-cell>
          <table:table-cell office:value-type="float" office:value="1.39835547741228" calcext:value-type="float">
            <text:p>1.39836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40" calcext:value-type="float">
            <text:p>240.0</text:p>
          </table:table-cell>
          <table:table-cell table:style-name="ce7" office:value-type="float" office:value="21602.9628412064" calcext:value-type="float">
            <text:p>21602.9628412064</text:p>
          </table:table-cell>
          <table:table-cell office:value-type="float" office:value="240" calcext:value-type="float">
            <text:p>240.0</text:p>
          </table:table-cell>
          <table:table-cell office:value-type="float" office:value="8.09124655788053" calcext:value-type="float">
            <text:p>8.09124655788053</text:p>
          </table:table-cell>
          <table:table-cell office:value-type="float" office:value="230.150753768844" calcext:value-type="float">
            <text:p>230.15075</text:p>
          </table:table-cell>
          <table:table-cell office:value-type="float" office:value="1.39566762481485" calcext:value-type="float">
            <text:p>1.39567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44" calcext:value-type="float">
            <text:p>244.0</text:p>
          </table:table-cell>
          <table:table-cell table:style-name="ce7" office:value-type="float" office:value="23218.9674050333" calcext:value-type="float">
            <text:p>23218.9674050333</text:p>
          </table:table-cell>
          <table:table-cell office:value-type="float" office:value="244" calcext:value-type="float">
            <text:p>244.0</text:p>
          </table:table-cell>
          <table:table-cell office:value-type="float" office:value="8.02774679786984" calcext:value-type="float">
            <text:p>8.02774679786984</text:p>
          </table:table-cell>
          <table:table-cell office:value-type="float" office:value="233.165829145729" calcext:value-type="float">
            <text:p>233.16583</text:p>
          </table:table-cell>
          <table:table-cell office:value-type="float" office:value="1.39320576541432" calcext:value-type="float">
            <text:p>1.39321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48" calcext:value-type="float">
            <text:p>248.0</text:p>
          </table:table-cell>
          <table:table-cell table:style-name="ce7" office:value-type="float" office:value="24841.9225913377" calcext:value-type="float">
            <text:p>24841.9225913377</text:p>
          </table:table-cell>
          <table:table-cell office:value-type="float" office:value="248" calcext:value-type="float">
            <text:p>248.0</text:p>
          </table:table-cell>
          <table:table-cell office:value-type="float" office:value="7.9631010347125" calcext:value-type="float">
            <text:p>7.9631010347125</text:p>
          </table:table-cell>
          <table:table-cell office:value-type="float" office:value="236.180904522613" calcext:value-type="float">
            <text:p>236.18090</text:p>
          </table:table-cell>
          <table:table-cell office:value-type="float" office:value="1.39092596816035" calcext:value-type="float">
            <text:p>1.39093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52" calcext:value-type="float">
            <text:p>252.0</text:p>
          </table:table-cell>
          <table:table-cell table:style-name="ce7" office:value-type="float" office:value="26472.1698879494" calcext:value-type="float">
            <text:p>26472.1698879494</text:p>
          </table:table-cell>
          <table:table-cell office:value-type="float" office:value="252" calcext:value-type="float">
            <text:p>252.0</text:p>
          </table:table-cell>
          <table:table-cell office:value-type="float" office:value="7.8975848978656" calcext:value-type="float">
            <text:p>7.8975848978656</text:p>
          </table:table-cell>
          <table:table-cell office:value-type="float" office:value="239.195979899497" calcext:value-type="float">
            <text:p>239.19598</text:p>
          </table:table-cell>
          <table:table-cell office:value-type="float" office:value="1.3888023117481" calcext:value-type="float">
            <text:p>1.3888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56" calcext:value-type="float">
            <text:p>256.0</text:p>
          </table:table-cell>
          <table:table-cell table:style-name="ce7" office:value-type="float" office:value="28109.9472679721" calcext:value-type="float">
            <text:p>28109.9472679721</text:p>
          </table:table-cell>
          <table:table-cell office:value-type="float" office:value="256" calcext:value-type="float">
            <text:p>256.0</text:p>
          </table:table-cell>
          <table:table-cell office:value-type="float" office:value="7.83139272845674" calcext:value-type="float">
            <text:p>7.83139272845674</text:p>
          </table:table-cell>
          <table:table-cell office:value-type="float" office:value="242.211055276382" calcext:value-type="float">
            <text:p>242.21106</text:p>
          </table:table-cell>
          <table:table-cell office:value-type="float" office:value="1.38681194953663" calcext:value-type="float">
            <text:p>1.38681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60" calcext:value-type="float">
            <text:p>260.0</text:p>
          </table:table-cell>
          <table:table-cell table:style-name="ce7" office:value-type="float" office:value="29755.3534033216" calcext:value-type="float">
            <text:p>29755.3534033216</text:p>
          </table:table-cell>
          <table:table-cell office:value-type="float" office:value="260" calcext:value-type="float">
            <text:p>260.0</text:p>
          </table:table-cell>
          <table:table-cell office:value-type="float" office:value="7.76466556575007" calcext:value-type="float">
            <text:p>7.76466556575007</text:p>
          </table:table-cell>
          <table:table-cell office:value-type="float" office:value="245.226130653266" calcext:value-type="float">
            <text:p>245.22613</text:p>
          </table:table-cell>
          <table:table-cell office:value-type="float" office:value="1.38494039290931" calcext:value-type="float">
            <text:p>1.38494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64" calcext:value-type="float">
            <text:p>264.0</text:p>
          </table:table-cell>
          <table:table-cell table:style-name="ce7" office:value-type="float" office:value="31791.9061418335" calcext:value-type="float">
            <text:p>31791.9061418335</text:p>
          </table:table-cell>
          <table:table-cell office:value-type="float" office:value="264" calcext:value-type="float">
            <text:p>264.0</text:p>
          </table:table-cell>
          <table:table-cell office:value-type="float" office:value="7.69789629423016" calcext:value-type="float">
            <text:p>7.69789629423016</text:p>
          </table:table-cell>
          <table:table-cell office:value-type="float" office:value="248.241206030151" calcext:value-type="float">
            <text:p>248.24121</text:p>
          </table:table-cell>
          <table:table-cell office:value-type="float" office:value="1.38317290538221" calcext:value-type="float">
            <text:p>1.38317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68" calcext:value-type="float">
            <text:p>268.0</text:p>
          </table:table-cell>
          <table:table-cell table:style-name="ce7" office:value-type="float" office:value="33836.5938027815" calcext:value-type="float">
            <text:p>33836.5938027815</text:p>
          </table:table-cell>
          <table:table-cell office:value-type="float" office:value="268" calcext:value-type="float">
            <text:p>268.0</text:p>
          </table:table-cell>
          <table:table-cell office:value-type="float" office:value="7.63065303963057" calcext:value-type="float">
            <text:p>7.63065303963057</text:p>
          </table:table-cell>
          <table:table-cell office:value-type="float" office:value="251.256281407035" calcext:value-type="float">
            <text:p>251.25628</text:p>
          </table:table-cell>
          <table:table-cell office:value-type="float" office:value="1.38150287170301" calcext:value-type="float">
            <text:p>1.3815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72" calcext:value-type="float">
            <text:p>272.0</text:p>
          </table:table-cell>
          <table:table-cell table:style-name="ce7" office:value-type="float" office:value="35889.7884799896" calcext:value-type="float">
            <text:p>35889.7884799896</text:p>
          </table:table-cell>
          <table:table-cell office:value-type="float" office:value="272" calcext:value-type="float">
            <text:p>272.0</text:p>
          </table:table-cell>
          <table:table-cell office:value-type="float" office:value="7.56345746271535" calcext:value-type="float">
            <text:p>7.56345746271535</text:p>
          </table:table-cell>
          <table:table-cell office:value-type="float" office:value="254.27135678392" calcext:value-type="float">
            <text:p>254.27136</text:p>
          </table:table-cell>
          <table:table-cell office:value-type="float" office:value="1.37991856611307" calcext:value-type="float">
            <text:p>1.37992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76" calcext:value-type="float">
            <text:p>276.0</text:p>
          </table:table-cell>
          <table:table-cell table:style-name="ce7" office:value-type="float" office:value="37951.7287457656" calcext:value-type="float">
            <text:p>37951.7287457656</text:p>
          </table:table-cell>
          <table:table-cell office:value-type="float" office:value="276" calcext:value-type="float">
            <text:p>276.0</text:p>
          </table:table-cell>
          <table:table-cell office:value-type="float" office:value="7.49615518675096" calcext:value-type="float">
            <text:p>7.49615518675096</text:p>
          </table:table-cell>
          <table:table-cell office:value-type="float" office:value="257.286432160804" calcext:value-type="float">
            <text:p>257.28643</text:p>
          </table:table-cell>
          <table:table-cell office:value-type="float" office:value="1.3784165901982" calcext:value-type="float">
            <text:p>1.3784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80" calcext:value-type="float">
            <text:p>280.0</text:p>
          </table:table-cell>
          <table:table-cell table:style-name="ce7" office:value-type="float" office:value="40022.5513365849" calcext:value-type="float">
            <text:p>40022.5513365849</text:p>
          </table:table-cell>
          <table:table-cell office:value-type="float" office:value="280" calcext:value-type="float">
            <text:p>280.0</text:p>
          </table:table-cell>
          <table:table-cell office:value-type="float" office:value="7.42838324339461" calcext:value-type="float">
            <text:p>7.42838324339461</text:p>
          </table:table-cell>
          <table:table-cell office:value-type="float" office:value="260.301507537688" calcext:value-type="float">
            <text:p>260.30151</text:p>
          </table:table-cell>
          <table:table-cell office:value-type="float" office:value="1.37698685319598" calcext:value-type="float">
            <text:p>1.37699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84" calcext:value-type="float">
            <text:p>284.0</text:p>
          </table:table-cell>
          <table:table-cell table:style-name="ce7" office:value-type="float" office:value="42547.0056147292" calcext:value-type="float">
            <text:p>42547.0056147292</text:p>
          </table:table-cell>
          <table:table-cell office:value-type="float" office:value="284" calcext:value-type="float">
            <text:p>284.0</text:p>
          </table:table-cell>
          <table:table-cell office:value-type="float" office:value="7.36080799763759" calcext:value-type="float">
            <text:p>7.36080799763759</text:p>
          </table:table-cell>
          <table:table-cell office:value-type="float" office:value="263.316582914573" calcext:value-type="float">
            <text:p>263.31658</text:p>
          </table:table-cell>
          <table:table-cell office:value-type="float" office:value="1.37562784787146" calcext:value-type="float">
            <text:p>1.37563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88" calcext:value-type="float">
            <text:p>288.0</text:p>
          </table:table-cell>
          <table:table-cell table:style-name="ce7" office:value-type="float" office:value="45080.8854930886" calcext:value-type="float">
            <text:p>45080.8854930886</text:p>
          </table:table-cell>
          <table:table-cell office:value-type="float" office:value="288" calcext:value-type="float">
            <text:p>288.0</text:p>
          </table:table-cell>
          <table:table-cell office:value-type="float" office:value="7.2927387779566" calcext:value-type="float">
            <text:p>7.2927387779566</text:p>
          </table:table-cell>
          <table:table-cell office:value-type="float" office:value="266.331658291457" calcext:value-type="float">
            <text:p>266.33166</text:p>
          </table:table-cell>
          <table:table-cell office:value-type="float" office:value="1.37433077685911" calcext:value-type="float">
            <text:p>1.37433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92" calcext:value-type="float">
            <text:p>292.0</text:p>
          </table:table-cell>
          <table:table-cell table:style-name="ce7" office:value-type="float" office:value="47624.562980596" calcext:value-type="float">
            <text:p>47624.562980596</text:p>
          </table:table-cell>
          <table:table-cell office:value-type="float" office:value="292" calcext:value-type="float">
            <text:p>292.0</text:p>
          </table:table-cell>
          <table:table-cell office:value-type="float" office:value="7.2248296003304" calcext:value-type="float">
            <text:p>7.2248296003304</text:p>
          </table:table-cell>
          <table:table-cell office:value-type="float" office:value="269.346733668342" calcext:value-type="float">
            <text:p>269.34673</text:p>
          </table:table-cell>
          <table:table-cell office:value-type="float" office:value="1.37309498877755" calcext:value-type="float">
            <text:p>1.37309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296" calcext:value-type="float">
            <text:p>296.0</text:p>
          </table:table-cell>
          <table:table-cell table:style-name="ce7" office:value-type="float" office:value="50178.3080171968" calcext:value-type="float">
            <text:p>50178.3080171968</text:p>
          </table:table-cell>
          <table:table-cell office:value-type="float" office:value="296" calcext:value-type="float">
            <text:p>296.0</text:p>
          </table:table-cell>
          <table:table-cell office:value-type="float" office:value="7.15678323922953" calcext:value-type="float">
            <text:p>7.15678323922953</text:p>
          </table:table-cell>
          <table:table-cell office:value-type="float" office:value="272.361809045226" calcext:value-type="float">
            <text:p>272.36181</text:p>
          </table:table-cell>
          <table:table-cell office:value-type="float" office:value="1.37191288103397" calcext:value-type="float">
            <text:p>1.37191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00" calcext:value-type="float">
            <text:p>300.0</text:p>
          </table:table-cell>
          <table:table-cell table:style-name="ce7" office:value-type="float" office:value="52742.2724373928" calcext:value-type="float">
            <text:p>52742.2724373928</text:p>
          </table:table-cell>
          <table:table-cell office:value-type="float" office:value="300" calcext:value-type="float">
            <text:p>300.0</text:p>
          </table:table-cell>
          <table:table-cell office:value-type="float" office:value="7.08822231741989" calcext:value-type="float">
            <text:p>7.08822231741989</text:p>
          </table:table-cell>
          <table:table-cell office:value-type="float" office:value="275.376884422111" calcext:value-type="float">
            <text:p>275.37688</text:p>
          </table:table-cell>
          <table:table-cell office:value-type="float" office:value="1.37078431812557" calcext:value-type="float">
            <text:p>1.37078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04" calcext:value-type="float">
            <text:p>304.0</text:p>
          </table:table-cell>
          <table:table-cell table:style-name="ce7" office:value-type="float" office:value="55826.948838223" calcext:value-type="float">
            <text:p>55826.948838223</text:p>
          </table:table-cell>
          <table:table-cell office:value-type="float" office:value="304" calcext:value-type="float">
            <text:p>304.0</text:p>
          </table:table-cell>
          <table:table-cell office:value-type="float" office:value="7.01932285648909" calcext:value-type="float">
            <text:p>7.01932285648909</text:p>
          </table:table-cell>
          <table:table-cell office:value-type="float" office:value="278.391959798995" calcext:value-type="float">
            <text:p>278.39196</text:p>
          </table:table-cell>
          <table:table-cell office:value-type="float" office:value="1.36970262770664" calcext:value-type="float">
            <text:p>1.3697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08" calcext:value-type="float">
            <text:p>308.0</text:p>
          </table:table-cell>
          <table:table-cell table:style-name="ce7" office:value-type="float" office:value="58922.4174081875" calcext:value-type="float">
            <text:p>58922.4174081875</text:p>
          </table:table-cell>
          <table:table-cell office:value-type="float" office:value="308" calcext:value-type="float">
            <text:p>308.0</text:p>
          </table:table-cell>
          <table:table-cell office:value-type="float" office:value="6.95019133332875" calcext:value-type="float">
            <text:p>6.95019133332875</text:p>
          </table:table-cell>
          <table:table-cell office:value-type="float" office:value="281.407035175879" calcext:value-type="float">
            <text:p>281.40704</text:p>
          </table:table-cell>
          <table:table-cell office:value-type="float" office:value="1.36866820697157" calcext:value-type="float">
            <text:p>1.36867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12" calcext:value-type="float">
            <text:p>312.0</text:p>
          </table:table-cell>
          <table:table-cell table:style-name="ce7" office:value-type="float" office:value="62029.0884194684" calcext:value-type="float">
            <text:p>62029.0884194684</text:p>
          </table:table-cell>
          <table:table-cell office:value-type="float" office:value="312" calcext:value-type="float">
            <text:p>312.0</text:p>
          </table:table-cell>
          <table:table-cell office:value-type="float" office:value="6.8808803037718" calcext:value-type="float">
            <text:p>6.8808803037718</text:p>
          </table:table-cell>
          <table:table-cell office:value-type="float" office:value="284.422110552764" calcext:value-type="float">
            <text:p>284.42211</text:p>
          </table:table-cell>
          <table:table-cell office:value-type="float" office:value="1.36767484760545" calcext:value-type="float">
            <text:p>1.36767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16" calcext:value-type="float">
            <text:p>316.0</text:p>
          </table:table-cell>
          <table:table-cell table:style-name="ce7" office:value-type="float" office:value="65147.2323228145" calcext:value-type="float">
            <text:p>65147.2323228145</text:p>
          </table:table-cell>
          <table:table-cell office:value-type="float" office:value="316" calcext:value-type="float">
            <text:p>316.0</text:p>
          </table:table-cell>
          <table:table-cell office:value-type="float" office:value="6.81143615362148" calcext:value-type="float">
            <text:p>6.81143615362148</text:p>
          </table:table-cell>
          <table:table-cell office:value-type="float" office:value="287.437185929648" calcext:value-type="float">
            <text:p>287.43719</text:p>
          </table:table-cell>
          <table:table-cell office:value-type="float" office:value="1.36672354599251" calcext:value-type="float">
            <text:p>1.36672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20" calcext:value-type="float">
            <text:p>320.0</text:p>
          </table:table-cell>
          <table:table-cell table:style-name="ce7" office:value-type="float" office:value="68277.0313730493" calcext:value-type="float">
            <text:p>68277.0313730493</text:p>
          </table:table-cell>
          <table:table-cell office:value-type="float" office:value="320" calcext:value-type="float">
            <text:p>320.0</text:p>
          </table:table-cell>
          <table:table-cell office:value-type="float" office:value="7.85903801152689" calcext:value-type="float">
            <text:p>7.85903801152689</text:p>
          </table:table-cell>
          <table:table-cell office:value-type="float" office:value="290.452261306533" calcext:value-type="float">
            <text:p>290.45226</text:p>
          </table:table-cell>
          <table:table-cell office:value-type="float" office:value="1.3658083367551" calcext:value-type="float">
            <text:p>1.36581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24" calcext:value-type="float">
            <text:p>324.0</text:p>
          </table:table-cell>
          <table:table-cell table:style-name="ce7" office:value-type="float" office:value="71999.2525806633" calcext:value-type="float">
            <text:p>71999.2525806633</text:p>
          </table:table-cell>
          <table:table-cell office:value-type="float" office:value="324" calcext:value-type="float">
            <text:p>324.0</text:p>
          </table:table-cell>
          <table:table-cell office:value-type="float" office:value="10.5147279416919" calcext:value-type="float">
            <text:p>10.5147279416919</text:p>
          </table:table-cell>
          <table:table-cell office:value-type="float" office:value="293.467336683417" calcext:value-type="float">
            <text:p>293.46734</text:p>
          </table:table-cell>
          <table:table-cell office:value-type="float" office:value="1.36493060981028" calcext:value-type="float">
            <text:p>1.36493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28" calcext:value-type="float">
            <text:p>328.0</text:p>
          </table:table-cell>
          <table:table-cell table:style-name="ce7" office:value-type="float" office:value="75733.7313907165" calcext:value-type="float">
            <text:p>75733.7313907165</text:p>
          </table:table-cell>
          <table:table-cell office:value-type="float" office:value="328" calcext:value-type="float">
            <text:p>328.0</text:p>
          </table:table-cell>
          <table:table-cell office:value-type="float" office:value="13.0178733536665" calcext:value-type="float">
            <text:p>13.0178733536665</text:p>
          </table:table-cell>
          <table:table-cell office:value-type="float" office:value="296.482412060301" calcext:value-type="float">
            <text:p>296.48241</text:p>
          </table:table-cell>
          <table:table-cell office:value-type="float" office:value="1.36408502457077" calcext:value-type="float">
            <text:p>1.36409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32" calcext:value-type="float">
            <text:p>332.0</text:p>
          </table:table-cell>
          <table:table-cell table:style-name="ce7" office:value-type="float" office:value="79480.9009206923" calcext:value-type="float">
            <text:p>79480.9009206923</text:p>
          </table:table-cell>
          <table:table-cell office:value-type="float" office:value="332" calcext:value-type="float">
            <text:p>332.0</text:p>
          </table:table-cell>
          <table:table-cell office:value-type="float" office:value="14.6077485909434" calcext:value-type="float">
            <text:p>14.6077485909434</text:p>
          </table:table-cell>
          <table:table-cell office:value-type="float" office:value="299.497487437186" calcext:value-type="float">
            <text:p>299.49749</text:p>
          </table:table-cell>
          <table:table-cell office:value-type="float" office:value="1.36327287494567" calcext:value-type="float">
            <text:p>1.36327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36" calcext:value-type="float">
            <text:p>336.0</text:p>
          </table:table-cell>
          <table:table-cell table:style-name="ce7" office:value-type="float" office:value="83241.0474158297" calcext:value-type="float">
            <text:p>83241.0474158297</text:p>
          </table:table-cell>
          <table:table-cell office:value-type="float" office:value="336" calcext:value-type="float">
            <text:p>336.0</text:p>
          </table:table-cell>
          <table:table-cell office:value-type="float" office:value="18.7811252181089" calcext:value-type="float">
            <text:p>18.7811252181089</text:p>
          </table:table-cell>
          <table:table-cell office:value-type="float" office:value="302.51256281407" calcext:value-type="float">
            <text:p>302.51256</text:p>
          </table:table-cell>
          <table:table-cell office:value-type="float" office:value="1.36248942843936" calcext:value-type="float">
            <text:p>1.36249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40" calcext:value-type="float">
            <text:p>340.0</text:p>
          </table:table-cell>
          <table:table-cell table:style-name="ce7" office:value-type="float" office:value="87014.3758776538" calcext:value-type="float">
            <text:p>87014.3758776538</text:p>
          </table:table-cell>
          <table:table-cell office:value-type="float" office:value="340" calcext:value-type="float">
            <text:p>340.0</text:p>
          </table:table-cell>
          <table:table-cell office:value-type="float" office:value="75.462044261521" calcext:value-type="float">
            <text:p>75.462044261521</text:p>
          </table:table-cell>
          <table:table-cell office:value-type="float" office:value="305.527638190955" calcext:value-type="float">
            <text:p>305.52764</text:p>
          </table:table-cell>
          <table:table-cell office:value-type="float" office:value="1.36173611494405" calcext:value-type="float">
            <text:p>1.36174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44" calcext:value-type="float">
            <text:p>344.0</text:p>
          </table:table-cell>
          <table:table-cell table:style-name="ce7" office:value-type="float" office:value="91456.5331083364" calcext:value-type="float">
            <text:p>91456.5331083364</text:p>
          </table:table-cell>
          <table:table-cell office:value-type="float" office:value="344" calcext:value-type="float">
            <text:p>344.0</text:p>
          </table:table-cell>
          <table:table-cell office:value-type="float" office:value="654.357395324991" calcext:value-type="float">
            <text:p>654.357395324991</text:p>
          </table:table-cell>
          <table:table-cell office:value-type="float" office:value="308.542713567839" calcext:value-type="float">
            <text:p>308.54271</text:p>
          </table:table-cell>
          <table:table-cell office:value-type="float" office:value="1.36100835289412" calcext:value-type="float">
            <text:p>1.36101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48" calcext:value-type="float">
            <text:p>348.0</text:p>
          </table:table-cell>
          <table:table-cell table:style-name="ce7" office:value-type="float" office:value="95912.5121187857" calcext:value-type="float">
            <text:p>95912.5121187857</text:p>
          </table:table-cell>
          <table:table-cell office:value-type="float" office:value="348" calcext:value-type="float">
            <text:p>348.0</text:p>
          </table:table-cell>
          <table:table-cell office:value-type="float" office:value="2239.36556981668" calcext:value-type="float">
            <text:p>2239.36556981668</text:p>
          </table:table-cell>
          <table:table-cell office:value-type="float" office:value="311.557788944724" calcext:value-type="float">
            <text:p>311.55779</text:p>
          </table:table-cell>
          <table:table-cell office:value-type="float" office:value="1.36030789943546" calcext:value-type="float">
            <text:p>1.36031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52" calcext:value-type="float">
            <text:p>352.0</text:p>
          </table:table-cell>
          <table:table-cell table:style-name="ce7" office:value-type="float" office:value="100382.76129209" calcext:value-type="float">
            <text:p>100382.76129209</text:p>
          </table:table-cell>
          <table:table-cell office:value-type="float" office:value="352" calcext:value-type="float">
            <text:p>352.0</text:p>
          </table:table-cell>
          <table:table-cell office:value-type="float" office:value="5877.60741409532" calcext:value-type="float">
            <text:p>5877.60741409532</text:p>
          </table:table-cell>
          <table:table-cell office:value-type="float" office:value="314.572864321608" calcext:value-type="float">
            <text:p>314.57286</text:p>
          </table:table-cell>
          <table:table-cell office:value-type="float" office:value="1.35963035279354" calcext:value-type="float">
            <text:p>1.35963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56" calcext:value-type="float">
            <text:p>356.0</text:p>
          </table:table-cell>
          <table:table-cell table:style-name="ce7" office:value-type="float" office:value="104867.590298777" calcext:value-type="float">
            <text:p>104867.590298777</text:p>
          </table:table-cell>
          <table:table-cell office:value-type="float" office:value="356" calcext:value-type="float">
            <text:p>356.0</text:p>
          </table:table-cell>
          <table:table-cell office:value-type="float" office:value="13066.5683880035" calcext:value-type="float">
            <text:p>13066.5683880035</text:p>
          </table:table-cell>
          <table:table-cell office:value-type="float" office:value="317.587939698492" calcext:value-type="float">
            <text:p>317.58794</text:p>
          </table:table-cell>
          <table:table-cell office:value-type="float" office:value="1.35897754213334" calcext:value-type="float">
            <text:p>1.35898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60" calcext:value-type="float">
            <text:p>360.0</text:p>
          </table:table-cell>
          <table:table-cell table:style-name="ce7" office:value-type="float" office:value="109367.211669297" calcext:value-type="float">
            <text:p>109367.211669297</text:p>
          </table:table-cell>
          <table:table-cell office:value-type="float" office:value="360" calcext:value-type="float">
            <text:p>360.0</text:p>
          </table:table-cell>
          <table:table-cell office:value-type="float" office:value="21960.7209504752" calcext:value-type="float">
            <text:p>21960.7209504752</text:p>
          </table:table-cell>
          <table:table-cell office:value-type="float" office:value="320.603015075377" calcext:value-type="float">
            <text:p>320.60302</text:p>
          </table:table-cell>
          <table:table-cell office:value-type="float" office:value="1.35834539087768" calcext:value-type="float">
            <text:p>1.35835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64" calcext:value-type="float">
            <text:p>364.0</text:p>
          </table:table-cell>
          <table:table-cell table:style-name="ce7" office:value-type="float" office:value="114616.506220938" calcext:value-type="float">
            <text:p>114616.506220938</text:p>
          </table:table-cell>
          <table:table-cell office:value-type="float" office:value="364" calcext:value-type="float">
            <text:p>364.0</text:p>
          </table:table-cell>
          <table:table-cell office:value-type="float" office:value="27876.0282907923" calcext:value-type="float">
            <text:p>27876.0282907923</text:p>
          </table:table-cell>
          <table:table-cell office:value-type="float" office:value="323.618090452261" calcext:value-type="float">
            <text:p>323.61809</text:p>
          </table:table-cell>
          <table:table-cell office:value-type="float" office:value="1.3577356443847" calcext:value-type="float">
            <text:p>1.35774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68" calcext:value-type="float">
            <text:p>368.0</text:p>
          </table:table-cell>
          <table:table-cell table:style-name="ce7" office:value-type="float" office:value="119881.278044501" calcext:value-type="float">
            <text:p>119881.278044501</text:p>
          </table:table-cell>
          <table:table-cell office:value-type="float" office:value="368" calcext:value-type="float">
            <text:p>368.0</text:p>
          </table:table-cell>
          <table:table-cell office:value-type="float" office:value="31514.5493635373" calcext:value-type="float">
            <text:p>31514.5493635373</text:p>
          </table:table-cell>
          <table:table-cell office:value-type="float" office:value="326.633165829146" calcext:value-type="float">
            <text:p>326.63317</text:p>
          </table:table-cell>
          <table:table-cell office:value-type="float" office:value="1.35714465010973" calcext:value-type="float">
            <text:p>1.35714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72" calcext:value-type="float">
            <text:p>372.0</text:p>
          </table:table-cell>
          <table:table-cell table:style-name="ce7" office:value-type="float" office:value="125161.990663376" calcext:value-type="float">
            <text:p>125161.990663376</text:p>
          </table:table-cell>
          <table:table-cell office:value-type="float" office:value="372" calcext:value-type="float">
            <text:p>372.0</text:p>
          </table:table-cell>
          <table:table-cell office:value-type="float" office:value="43628.4078220178" calcext:value-type="float">
            <text:p>43628.4078220178</text:p>
          </table:table-cell>
          <table:table-cell office:value-type="float" office:value="329.64824120603" calcext:value-type="float">
            <text:p>329.64824</text:p>
          </table:table-cell>
          <table:table-cell office:value-type="float" office:value="1.35657399624516" calcext:value-type="float">
            <text:p>1.35657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76" calcext:value-type="float">
            <text:p>376.0</text:p>
          </table:table-cell>
          <table:table-cell table:style-name="ce7" office:value-type="float" office:value="130458.977035887" calcext:value-type="float">
            <text:p>130458.977035887</text:p>
          </table:table-cell>
          <table:table-cell office:value-type="float" office:value="376" calcext:value-type="float">
            <text:p>376.0</text:p>
          </table:table-cell>
          <table:table-cell office:value-type="float" office:value="64837.8646267015" calcext:value-type="float">
            <text:p>64837.8646267015</text:p>
          </table:table-cell>
          <table:table-cell office:value-type="float" office:value="332.663316582915" calcext:value-type="float">
            <text:p>332.66332</text:p>
          </table:table-cell>
          <table:table-cell office:value-type="float" office:value="1.35602038996414" calcext:value-type="float">
            <text:p>1.35602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80" calcext:value-type="float">
            <text:p>380.0</text:p>
          </table:table-cell>
          <table:table-cell table:style-name="ce7" office:value-type="float" office:value="135772.472402358" calcext:value-type="float">
            <text:p>135772.472402358</text:p>
          </table:table-cell>
          <table:table-cell office:value-type="float" office:value="380" calcext:value-type="float">
            <text:p>380.0</text:p>
          </table:table-cell>
          <table:table-cell office:value-type="float" office:value="85799.9891213379" calcext:value-type="float">
            <text:p>85799.9891213379</text:p>
          </table:table-cell>
          <table:table-cell office:value-type="float" office:value="335.678391959799" calcext:value-type="float">
            <text:p>335.67839</text:p>
          </table:table-cell>
          <table:table-cell office:value-type="float" office:value="1.35548540101853" calcext:value-type="float">
            <text:p>1.35549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84" calcext:value-type="float">
            <text:p>384.0</text:p>
          </table:table-cell>
          <table:table-cell table:style-name="ce7" office:value-type="float" office:value="141921.165391223" calcext:value-type="float">
            <text:p>141921.165391223</text:p>
          </table:table-cell>
          <table:table-cell office:value-type="float" office:value="384" calcext:value-type="float">
            <text:p>384.0</text:p>
          </table:table-cell>
          <table:table-cell office:value-type="float" office:value="99694.5274409526" calcext:value-type="float">
            <text:p>99694.5274409526</text:p>
          </table:table-cell>
          <table:table-cell office:value-type="float" office:value="338.693467336683" calcext:value-type="float">
            <text:p>338.69347</text:p>
          </table:table-cell>
          <table:table-cell office:value-type="float" office:value="1.3549658232029" calcext:value-type="float">
            <text:p>1.35497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88" calcext:value-type="float">
            <text:p>388.0</text:p>
          </table:table-cell>
          <table:table-cell table:style-name="ce7" office:value-type="float" office:value="148087.089898205" calcext:value-type="float">
            <text:p>148087.089898205</text:p>
          </table:table-cell>
          <table:table-cell office:value-type="float" office:value="388" calcext:value-type="float">
            <text:p>388.0</text:p>
          </table:table-cell>
          <table:table-cell office:value-type="float" office:value="107265.118428305" calcext:value-type="float">
            <text:p>107265.118428305</text:p>
          </table:table-cell>
          <table:table-cell office:value-type="float" office:value="341.708542713568" calcext:value-type="float">
            <text:p>341.70854</text:p>
          </table:table-cell>
          <table:table-cell office:value-type="float" office:value="1.35446336712672" calcext:value-type="float">
            <text:p>1.35446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92" calcext:value-type="float">
            <text:p>392.0</text:p>
          </table:table-cell>
          <table:table-cell table:style-name="ce7" office:value-type="float" office:value="154270.709235428" calcext:value-type="float">
            <text:p>154270.709235428</text:p>
          </table:table-cell>
          <table:table-cell office:value-type="float" office:value="392" calcext:value-type="float">
            <text:p>392.0</text:p>
          </table:table-cell>
          <table:table-cell office:value-type="float" office:value="116419.243178546" calcext:value-type="float">
            <text:p>116419.243178546</text:p>
          </table:table-cell>
          <table:table-cell office:value-type="float" office:value="344.723618090452" calcext:value-type="float">
            <text:p>344.72362</text:p>
          </table:table-cell>
          <table:table-cell office:value-type="float" office:value="1.35397500588614" calcext:value-type="float">
            <text:p>1.35398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396" calcext:value-type="float">
            <text:p>396.0</text:p>
          </table:table-cell>
          <table:table-cell table:style-name="ce7" office:value-type="float" office:value="160472.402459599" calcext:value-type="float">
            <text:p>160472.402459599</text:p>
          </table:table-cell>
          <table:table-cell office:value-type="float" office:value="396" calcext:value-type="float">
            <text:p>396.0</text:p>
          </table:table-cell>
          <table:table-cell office:value-type="float" office:value="121852.835373277" calcext:value-type="float">
            <text:p>121852.835373277</text:p>
          </table:table-cell>
          <table:table-cell office:value-type="float" office:value="347.738693467337" calcext:value-type="float">
            <text:p>347.73869</text:p>
          </table:table-cell>
          <table:table-cell office:value-type="float" office:value="1.3535023833333" calcext:value-type="float">
            <text:p>1.3535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.0000E+00</text:p>
          </table:table-cell>
          <table:table-cell table:style-name="ce13"/>
          <table:table-cell/>
        </table:table-row>
        <table:table-row table:style-name="ro1">
          <table:table-cell office:value-type="float" office:value="400" calcext:value-type="float">
            <text:p>400.0</text:p>
          </table:table-cell>
          <table:table-cell table:style-name="ce7" office:value-type="float" office:value="166692.396965782" calcext:value-type="float">
            <text:p>166692.396965782</text:p>
          </table:table-cell>
          <table:table-cell office:value-type="float" office:value="400" calcext:value-type="float">
            <text:p>400.0</text:p>
          </table:table-cell>
          <table:table-cell office:value-type="float" office:value="145312.82965861" calcext:value-type="float">
            <text:p>145312.82965861</text:p>
          </table:table-cell>
          <table:table-cell office:value-type="float" office:value="350.753768844221" calcext:value-type="float">
            <text:p>350.75377</text:p>
          </table:table-cell>
          <table:table-cell office:value-type="float" office:value="1.35304253621135" calcext:value-type="float">
            <text:p>1.35304</text:p>
          </table:table-cell>
          <table:table-cell office:value-type="float" office:value="301" calcext:value-type="float">
            <text:p>301.0</text:p>
          </table:table-cell>
          <table:table-cell office:value-type="float" office:value="0.000023325" calcext:value-type="float">
            <text:p>2.3325E-05</text:p>
          </table:table-cell>
          <table:table-cell office:value-type="float" office:value="301" calcext:value-type="float">
            <text:p>301.0</text:p>
          </table:table-cell>
          <table:table-cell office:value-type="float" office:value="0.000023325" calcext:value-type="float">
            <text:p>2.3325E-05</text:p>
          </table:table-cell>
          <table:table-cell table:style-name="ce13"/>
          <table:table-cell/>
        </table:table-row>
        <table:table-row table:style-name="ro1">
          <table:table-cell office:value-type="float" office:value="404" calcext:value-type="float">
            <text:p>404.0</text:p>
          </table:table-cell>
          <table:table-cell table:style-name="ce7" office:value-type="float" office:value="173838.034220886" calcext:value-type="float">
            <text:p>173838.034220886</text:p>
          </table:table-cell>
          <table:table-cell office:value-type="float" office:value="404" calcext:value-type="float">
            <text:p>404.0</text:p>
          </table:table-cell>
          <table:table-cell office:value-type="float" office:value="175673.688853941" calcext:value-type="float">
            <text:p>175673.688853941</text:p>
          </table:table-cell>
          <table:table-cell office:value-type="float" office:value="353.768844221105" calcext:value-type="float">
            <text:p>353.76884</text:p>
          </table:table-cell>
          <table:table-cell office:value-type="float" office:value="1.35259710083333" calcext:value-type="float">
            <text:p>1.35260</text:p>
          </table:table-cell>
          <table:table-cell office:value-type="float" office:value="303" calcext:value-type="float">
            <text:p>303.0</text:p>
          </table:table-cell>
          <table:table-cell office:value-type="float" office:value="0.000025735" calcext:value-type="float">
            <text:p>2.5735E-05</text:p>
          </table:table-cell>
          <table:table-cell office:value-type="float" office:value="303" calcext:value-type="float">
            <text:p>303.0</text:p>
          </table:table-cell>
          <table:table-cell office:value-type="float" office:value="0.000025735" calcext:value-type="float">
            <text:p>2.5735E-05</text:p>
          </table:table-cell>
          <table:table-cell table:style-name="ce13"/>
          <table:table-cell/>
        </table:table-row>
        <table:table-row table:style-name="ro1">
          <table:table-cell office:value-type="float" office:value="408" calcext:value-type="float">
            <text:p>408.0</text:p>
          </table:table-cell>
          <table:table-cell table:style-name="ce7" office:value-type="float" office:value="181002.740451594" calcext:value-type="float">
            <text:p>181002.740451594</text:p>
          </table:table-cell>
          <table:table-cell office:value-type="float" office:value="408" calcext:value-type="float">
            <text:p>408.0</text:p>
          </table:table-cell>
          <table:table-cell office:value-type="float" office:value="193572.220529872" calcext:value-type="float">
            <text:p>193572.220529872</text:p>
          </table:table-cell>
          <table:table-cell office:value-type="float" office:value="356.78391959799" calcext:value-type="float">
            <text:p>356.78392</text:p>
          </table:table-cell>
          <table:table-cell office:value-type="float" office:value="1.35216340983654" calcext:value-type="float">
            <text:p>1.35216</text:p>
          </table:table-cell>
          <table:table-cell office:value-type="float" office:value="305" calcext:value-type="float">
            <text:p>305.0</text:p>
          </table:table-cell>
          <table:table-cell office:value-type="float" office:value="0.00002774" calcext:value-type="float">
            <text:p>2.7740E-05</text:p>
          </table:table-cell>
          <table:table-cell office:value-type="float" office:value="305" calcext:value-type="float">
            <text:p>305.0</text:p>
          </table:table-cell>
          <table:table-cell office:value-type="float" office:value="0.00002774" calcext:value-type="float">
            <text:p>2.7740E-05</text:p>
          </table:table-cell>
          <table:table-cell table:style-name="ce13"/>
          <table:table-cell/>
        </table:table-row>
        <table:table-row table:style-name="ro1">
          <table:table-cell office:value-type="float" office:value="412" calcext:value-type="float">
            <text:p>412.0</text:p>
          </table:table-cell>
          <table:table-cell table:style-name="ce7" office:value-type="float" office:value="188187.009542564" calcext:value-type="float">
            <text:p>188187.009542564</text:p>
          </table:table-cell>
          <table:table-cell office:value-type="float" office:value="412" calcext:value-type="float">
            <text:p>412.0</text:p>
          </table:table-cell>
          <table:table-cell office:value-type="float" office:value="209940.341045465" calcext:value-type="float">
            <text:p>209940.341045465</text:p>
          </table:table-cell>
          <table:table-cell office:value-type="float" office:value="359.798994974874" calcext:value-type="float">
            <text:p>359.79899</text:p>
          </table:table-cell>
          <table:table-cell office:value-type="float" office:value="1.35174310427456" calcext:value-type="float">
            <text:p>1.35174</text:p>
          </table:table-cell>
          <table:table-cell office:value-type="float" office:value="307" calcext:value-type="float">
            <text:p>307.0</text:p>
          </table:table-cell>
          <table:table-cell office:value-type="float" office:value="0.00004345" calcext:value-type="float">
            <text:p>4.3450E-05</text:p>
          </table:table-cell>
          <table:table-cell office:value-type="float" office:value="307" calcext:value-type="float">
            <text:p>307.0</text:p>
          </table:table-cell>
          <table:table-cell office:value-type="float" office:value="0.00004345" calcext:value-type="float">
            <text:p>4.3450E-05</text:p>
          </table:table-cell>
          <table:table-cell table:style-name="ce13"/>
          <table:table-cell/>
        </table:table-row>
        <table:table-row table:style-name="ro1">
          <table:table-cell office:value-type="float" office:value="416" calcext:value-type="float">
            <text:p>416.0</text:p>
          </table:table-cell>
          <table:table-cell table:style-name="ce7" office:value-type="float" office:value="195391.228542483" calcext:value-type="float">
            <text:p>195391.228542483</text:p>
          </table:table-cell>
          <table:table-cell office:value-type="float" office:value="416" calcext:value-type="float">
            <text:p>416.0</text:p>
          </table:table-cell>
          <table:table-cell office:value-type="float" office:value="218138.709069431" calcext:value-type="float">
            <text:p>218138.709069431</text:p>
          </table:table-cell>
          <table:table-cell office:value-type="float" office:value="362.814070351759" calcext:value-type="float">
            <text:p>362.81407</text:p>
          </table:table-cell>
          <table:table-cell office:value-type="float" office:value="1.35133359294107" calcext:value-type="float">
            <text:p>1.35133</text:p>
          </table:table-cell>
          <table:table-cell office:value-type="float" office:value="309" calcext:value-type="float">
            <text:p>309.0</text:p>
          </table:table-cell>
          <table:table-cell office:value-type="float" office:value="0.00006395" calcext:value-type="float">
            <text:p>6.3950E-05</text:p>
          </table:table-cell>
          <table:table-cell office:value-type="float" office:value="309" calcext:value-type="float">
            <text:p>309.0</text:p>
          </table:table-cell>
          <table:table-cell office:value-type="float" office:value="0.00006395" calcext:value-type="float">
            <text:p>6.3950E-05</text:p>
          </table:table-cell>
          <table:table-cell table:style-name="ce13"/>
          <table:table-cell/>
        </table:table-row>
        <table:table-row table:style-name="ro1">
          <table:table-cell office:value-type="float" office:value="420" calcext:value-type="float">
            <text:p>420.0</text:p>
          </table:table-cell>
          <table:table-cell table:style-name="ce7" office:value-type="float" office:value="202615.655300975" calcext:value-type="float">
            <text:p>202615.655300975</text:p>
          </table:table-cell>
          <table:table-cell office:value-type="float" office:value="420" calcext:value-type="float">
            <text:p>420.0</text:p>
          </table:table-cell>
          <table:table-cell office:value-type="float" office:value="211933.760416961" calcext:value-type="float">
            <text:p>211933.760416961</text:p>
          </table:table-cell>
          <table:table-cell office:value-type="float" office:value="365.829145728643" calcext:value-type="float">
            <text:p>365.82915</text:p>
          </table:table-cell>
          <table:table-cell office:value-type="float" office:value="1.35093639439199" calcext:value-type="float">
            <text:p>1.35094</text:p>
          </table:table-cell>
          <table:table-cell office:value-type="float" office:value="311" calcext:value-type="float">
            <text:p>311.0</text:p>
          </table:table-cell>
          <table:table-cell office:value-type="float" office:value="0.0000386" calcext:value-type="float">
            <text:p>3.8600E-05</text:p>
          </table:table-cell>
          <table:table-cell office:value-type="float" office:value="311" calcext:value-type="float">
            <text:p>311.0</text:p>
          </table:table-cell>
          <table:table-cell office:value-type="float" office:value="0.0000386" calcext:value-type="float">
            <text:p>3.8600E-0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.0</text:p>
          </table:table-cell>
          <table:table-cell table:style-name="ce7" office:value-type="float" office:value="210860.568143608" calcext:value-type="float">
            <text:p>210860.568143608</text:p>
          </table:table-cell>
          <table:table-cell office:value-type="float" office:value="424" calcext:value-type="float">
            <text:p>424.0</text:p>
          </table:table-cell>
          <table:table-cell office:value-type="float" office:value="202917.690014147" calcext:value-type="float">
            <text:p>202917.690014147</text:p>
          </table:table-cell>
          <table:table-cell office:value-type="float" office:value="368.844221105528" calcext:value-type="float">
            <text:p>368.84422</text:p>
          </table:table-cell>
          <table:table-cell office:value-type="float" office:value="1.35054901819339" calcext:value-type="float">
            <text:p>1.35055</text:p>
          </table:table-cell>
          <table:table-cell office:value-type="float" office:value="313" calcext:value-type="float">
            <text:p>313.0</text:p>
          </table:table-cell>
          <table:table-cell office:value-type="float" office:value="0.00002735" calcext:value-type="float">
            <text:p>2.7350E-05</text:p>
          </table:table-cell>
          <table:table-cell office:value-type="float" office:value="313" calcext:value-type="float">
            <text:p>313.0</text:p>
          </table:table-cell>
          <table:table-cell office:value-type="float" office:value="0.00002735" calcext:value-type="float">
            <text:p>2.7350E-0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.0</text:p>
          </table:table-cell>
          <table:table-cell table:style-name="ce7" office:value-type="float" office:value="219126.48630583" calcext:value-type="float">
            <text:p>219126.48630583</text:p>
          </table:table-cell>
          <table:table-cell office:value-type="float" office:value="428" calcext:value-type="float">
            <text:p>428.0</text:p>
          </table:table-cell>
          <table:table-cell office:value-type="float" office:value="200562.250957564" calcext:value-type="float">
            <text:p>200562.250957564</text:p>
          </table:table-cell>
          <table:table-cell office:value-type="float" office:value="371.859296482412" calcext:value-type="float">
            <text:p>371.85930</text:p>
          </table:table-cell>
          <table:table-cell office:value-type="float" office:value="1.35017318601264" calcext:value-type="float">
            <text:p>1.35017</text:p>
          </table:table-cell>
          <table:table-cell office:value-type="float" office:value="315" calcext:value-type="float">
            <text:p>315.0</text:p>
          </table:table-cell>
          <table:table-cell office:value-type="float" office:value="0.0000253" calcext:value-type="float">
            <text:p>2.5300E-05</text:p>
          </table:table-cell>
          <table:table-cell office:value-type="float" office:value="315" calcext:value-type="float">
            <text:p>315.0</text:p>
          </table:table-cell>
          <table:table-cell office:value-type="float" office:value="0.0000253" calcext:value-type="float">
            <text:p>2.5300E-0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.0</text:p>
          </table:table-cell>
          <table:table-cell table:style-name="ce7" office:value-type="float" office:value="227413.934238157" calcext:value-type="float">
            <text:p>227413.934238157</text:p>
          </table:table-cell>
          <table:table-cell office:value-type="float" office:value="432" calcext:value-type="float">
            <text:p>432.0</text:p>
          </table:table-cell>
          <table:table-cell office:value-type="float" office:value="193740.011605433" calcext:value-type="float">
            <text:p>193740.011605433</text:p>
          </table:table-cell>
          <table:table-cell office:value-type="float" office:value="374.874371859296" calcext:value-type="float">
            <text:p>374.87437</text:p>
          </table:table-cell>
          <table:table-cell office:value-type="float" office:value="1.34980630809904" calcext:value-type="float">
            <text:p>1.34981</text:p>
          </table:table-cell>
          <table:table-cell office:value-type="float" office:value="317" calcext:value-type="float">
            <text:p>317.0</text:p>
          </table:table-cell>
          <table:table-cell office:value-type="float" office:value="0.0000298" calcext:value-type="float">
            <text:p>2.9800E-05</text:p>
          </table:table-cell>
          <table:table-cell office:value-type="float" office:value="317" calcext:value-type="float">
            <text:p>317.0</text:p>
          </table:table-cell>
          <table:table-cell office:value-type="float" office:value="0.0000298" calcext:value-type="float">
            <text:p>2.9800E-0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.0</text:p>
          </table:table-cell>
          <table:table-cell table:style-name="ce7" office:value-type="float" office:value="235723.29166884" calcext:value-type="float">
            <text:p>235723.29166884</text:p>
          </table:table-cell>
          <table:table-cell office:value-type="float" office:value="436" calcext:value-type="float">
            <text:p>436.0</text:p>
          </table:table-cell>
          <table:table-cell office:value-type="float" office:value="176440.82520659" calcext:value-type="float">
            <text:p>176440.82520659</text:p>
          </table:table-cell>
          <table:table-cell office:value-type="float" office:value="377.889447236181" calcext:value-type="float">
            <text:p>377.88945</text:p>
          </table:table-cell>
          <table:table-cell office:value-type="float" office:value="1.34945016673631" calcext:value-type="float">
            <text:p>1.34945</text:p>
          </table:table-cell>
          <table:table-cell office:value-type="float" office:value="319" calcext:value-type="float">
            <text:p>319.0</text:p>
          </table:table-cell>
          <table:table-cell office:value-type="float" office:value="0.00003375" calcext:value-type="float">
            <text:p>3.3750E-05</text:p>
          </table:table-cell>
          <table:table-cell office:value-type="float" office:value="319" calcext:value-type="float">
            <text:p>319.0</text:p>
          </table:table-cell>
          <table:table-cell office:value-type="float" office:value="0.00003375" calcext:value-type="float">
            <text:p>3.3750E-0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.0</text:p>
          </table:table-cell>
          <table:table-cell table:style-name="ce7" office:value-type="float" office:value="244054.854563561" calcext:value-type="float">
            <text:p>244054.854563561</text:p>
          </table:table-cell>
          <table:table-cell office:value-type="float" office:value="440" calcext:value-type="float">
            <text:p>440.0</text:p>
          </table:table-cell>
          <table:table-cell office:value-type="float" office:value="154187.875142152" calcext:value-type="float">
            <text:p>154187.875142152</text:p>
          </table:table-cell>
          <table:table-cell office:value-type="float" office:value="380.904522613065" calcext:value-type="float">
            <text:p>380.90452</text:p>
          </table:table-cell>
          <table:table-cell office:value-type="float" office:value="1.34910242910057" calcext:value-type="float">
            <text:p>1.34910</text:p>
          </table:table-cell>
          <table:table-cell office:value-type="float" office:value="321" calcext:value-type="float">
            <text:p>321.0</text:p>
          </table:table-cell>
          <table:table-cell office:value-type="float" office:value="0.0000322" calcext:value-type="float">
            <text:p>3.2200E-05</text:p>
          </table:table-cell>
          <table:table-cell office:value-type="float" office:value="321" calcext:value-type="float">
            <text:p>321.0</text:p>
          </table:table-cell>
          <table:table-cell office:value-type="float" office:value="0.0000322" calcext:value-type="float">
            <text:p>3.2200E-0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.0</text:p>
          </table:table-cell>
          <table:table-cell table:style-name="ce7" office:value-type="float" office:value="253506.175537928" calcext:value-type="float">
            <text:p>253506.175537928</text:p>
          </table:table-cell>
          <table:table-cell office:value-type="float" office:value="444" calcext:value-type="float">
            <text:p>444.0</text:p>
          </table:table-cell>
          <table:table-cell office:value-type="float" office:value="135484.960671857" calcext:value-type="float">
            <text:p>135484.960671857</text:p>
          </table:table-cell>
          <table:table-cell office:value-type="float" office:value="383.91959798995" calcext:value-type="float">
            <text:p>383.91960</text:p>
          </table:table-cell>
          <table:table-cell office:value-type="float" office:value="1.34876446632354" calcext:value-type="float">
            <text:p>1.34876</text:p>
          </table:table-cell>
          <table:table-cell office:value-type="float" office:value="323" calcext:value-type="float">
            <text:p>323.0</text:p>
          </table:table-cell>
          <table:table-cell office:value-type="float" office:value="0.00003295" calcext:value-type="float">
            <text:p>3.2950E-05</text:p>
          </table:table-cell>
          <table:table-cell office:value-type="float" office:value="323" calcext:value-type="float">
            <text:p>323.0</text:p>
          </table:table-cell>
          <table:table-cell office:value-type="float" office:value="0.00003295" calcext:value-type="float">
            <text:p>3.2950E-0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.0</text:p>
          </table:table-cell>
          <table:table-cell table:style-name="ce7" office:value-type="float" office:value="262980.537168048" calcext:value-type="float">
            <text:p>262980.537168048</text:p>
          </table:table-cell>
          <table:table-cell office:value-type="float" office:value="448" calcext:value-type="float">
            <text:p>448.0</text:p>
          </table:table-cell>
          <table:table-cell office:value-type="float" office:value="117115.261120271" calcext:value-type="float">
            <text:p>117115.261120271</text:p>
          </table:table-cell>
          <table:table-cell office:value-type="float" office:value="386.934673366834" calcext:value-type="float">
            <text:p>386.93467</text:p>
          </table:table-cell>
          <table:table-cell office:value-type="float" office:value="1.34843426624977" calcext:value-type="float">
            <text:p>1.34843</text:p>
          </table:table-cell>
          <table:table-cell office:value-type="float" office:value="325" calcext:value-type="float">
            <text:p>325.0</text:p>
          </table:table-cell>
          <table:table-cell office:value-type="float" office:value="0.000041" calcext:value-type="float">
            <text:p>4.1000E-05</text:p>
          </table:table-cell>
          <table:table-cell office:value-type="float" office:value="325" calcext:value-type="float">
            <text:p>325.0</text:p>
          </table:table-cell>
          <table:table-cell office:value-type="float" office:value="0.000041" calcext:value-type="float">
            <text:p>4.1000E-0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.0</text:p>
          </table:table-cell>
          <table:table-cell table:style-name="ce7" office:value-type="float" office:value="272478.463753852" calcext:value-type="float">
            <text:p>272478.463753852</text:p>
          </table:table-cell>
          <table:table-cell office:value-type="float" office:value="452" calcext:value-type="float">
            <text:p>452.0</text:p>
          </table:table-cell>
          <table:table-cell office:value-type="float" office:value="103407.660576766" calcext:value-type="float">
            <text:p>103407.660576766</text:p>
          </table:table-cell>
          <table:table-cell office:value-type="float" office:value="389.949748743719" calcext:value-type="float">
            <text:p>389.94975</text:p>
          </table:table-cell>
          <table:table-cell office:value-type="float" office:value="1.34811325742879" calcext:value-type="float">
            <text:p>1.34811</text:p>
          </table:table-cell>
          <table:table-cell office:value-type="float" office:value="327" calcext:value-type="float">
            <text:p>327.0</text:p>
          </table:table-cell>
          <table:table-cell office:value-type="float" office:value="0.00003865" calcext:value-type="float">
            <text:p>3.8650E-05</text:p>
          </table:table-cell>
          <table:table-cell office:value-type="float" office:value="327" calcext:value-type="float">
            <text:p>327.0</text:p>
          </table:table-cell>
          <table:table-cell office:value-type="float" office:value="0.00003865" calcext:value-type="float">
            <text:p>3.8650E-0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.0</text:p>
          </table:table-cell>
          <table:table-cell table:style-name="ce7" office:value-type="float" office:value="282000.381001165" calcext:value-type="float">
            <text:p>282000.381001165</text:p>
          </table:table-cell>
          <table:table-cell office:value-type="float" office:value="456" calcext:value-type="float">
            <text:p>456.0</text:p>
          </table:table-cell>
          <table:table-cell office:value-type="float" office:value="103484.364473342" calcext:value-type="float">
            <text:p>103484.364473342</text:p>
          </table:table-cell>
          <table:table-cell office:value-type="float" office:value="392.964824120603" calcext:value-type="float">
            <text:p>392.96482</text:p>
          </table:table-cell>
          <table:table-cell office:value-type="float" office:value="1.34779945011133" calcext:value-type="float">
            <text:p>1.34780</text:p>
          </table:table-cell>
          <table:table-cell office:value-type="float" office:value="329" calcext:value-type="float">
            <text:p>329.0</text:p>
          </table:table-cell>
          <table:table-cell office:value-type="float" office:value="0.0000652" calcext:value-type="float">
            <text:p>6.5200E-05</text:p>
          </table:table-cell>
          <table:table-cell office:value-type="float" office:value="329" calcext:value-type="float">
            <text:p>329.0</text:p>
          </table:table-cell>
          <table:table-cell office:value-type="float" office:value="0.0000652" calcext:value-type="float">
            <text:p>6.5200E-0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.0</text:p>
          </table:table-cell>
          <table:table-cell table:style-name="ce7" office:value-type="float" office:value="291546.577095762" calcext:value-type="float">
            <text:p>291546.577095762</text:p>
          </table:table-cell>
          <table:table-cell office:value-type="float" office:value="460" calcext:value-type="float">
            <text:p>460.0</text:p>
          </table:table-cell>
          <table:table-cell office:value-type="float" office:value="101216.518588907" calcext:value-type="float">
            <text:p>101216.518588907</text:p>
          </table:table-cell>
          <table:table-cell office:value-type="float" office:value="395.979899497487" calcext:value-type="float">
            <text:p>395.97990</text:p>
          </table:table-cell>
          <table:table-cell office:value-type="float" office:value="1.34749417351962" calcext:value-type="float">
            <text:p>1.34749</text:p>
          </table:table-cell>
          <table:table-cell office:value-type="float" office:value="331" calcext:value-type="float">
            <text:p>331.0</text:p>
          </table:table-cell>
          <table:table-cell office:value-type="float" office:value="0.0000765" calcext:value-type="float">
            <text:p>7.6500E-05</text:p>
          </table:table-cell>
          <table:table-cell office:value-type="float" office:value="331" calcext:value-type="float">
            <text:p>331.0</text:p>
          </table:table-cell>
          <table:table-cell office:value-type="float" office:value="0.0000765" calcext:value-type="float">
            <text:p>7.6500E-0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.0</text:p>
          </table:table-cell>
          <table:table-cell table:style-name="ce7" office:value-type="float" office:value="302316.73135097" calcext:value-type="float">
            <text:p>302316.73135097</text:p>
          </table:table-cell>
          <table:table-cell office:value-type="float" office:value="464" calcext:value-type="float">
            <text:p>464.0</text:p>
          </table:table-cell>
          <table:table-cell office:value-type="float" office:value="98606.7421635491" calcext:value-type="float">
            <text:p>98606.7421635491</text:p>
          </table:table-cell>
          <table:table-cell office:value-type="float" office:value="398.994974874372" calcext:value-type="float">
            <text:p>398.99497</text:p>
          </table:table-cell>
          <table:table-cell office:value-type="float" office:value="1.3471955857584" calcext:value-type="float">
            <text:p>1.34720</text:p>
          </table:table-cell>
          <table:table-cell office:value-type="float" office:value="333" calcext:value-type="float">
            <text:p>333.0</text:p>
          </table:table-cell>
          <table:table-cell office:value-type="float" office:value="0.000134" calcext:value-type="float">
            <text:p>1.3400E-04</text:p>
          </table:table-cell>
          <table:table-cell office:value-type="float" office:value="333" calcext:value-type="float">
            <text:p>333.0</text:p>
          </table:table-cell>
          <table:table-cell office:value-type="float" office:value="0.000134" calcext:value-type="float">
            <text:p>1.3400E-0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.0</text:p>
          </table:table-cell>
          <table:table-cell table:style-name="ce7" office:value-type="float" office:value="313112.029719968" calcext:value-type="float">
            <text:p>313112.029719968</text:p>
          </table:table-cell>
          <table:table-cell office:value-type="float" office:value="468" calcext:value-type="float">
            <text:p>468.0</text:p>
          </table:table-cell>
          <table:table-cell office:value-type="float" office:value="96183.3669223369" calcext:value-type="float">
            <text:p>96183.3669223369</text:p>
          </table:table-cell>
          <table:table-cell office:value-type="float" office:value="402.010050251256" calcext:value-type="float">
            <text:p>402.01005</text:p>
          </table:table-cell>
          <table:table-cell office:value-type="float" office:value="1.34690491785591" calcext:value-type="float">
            <text:p>1.34690</text:p>
          </table:table-cell>
          <table:table-cell office:value-type="float" office:value="335" calcext:value-type="float">
            <text:p>335.0</text:p>
          </table:table-cell>
          <table:table-cell office:value-type="float" office:value="0.0022" calcext:value-type="float">
            <text:p>2.2000E-03</text:p>
          </table:table-cell>
          <table:table-cell office:value-type="float" office:value="335" calcext:value-type="float">
            <text:p>335.0</text:p>
          </table:table-cell>
          <table:table-cell office:value-type="float" office:value="0.0022" calcext:value-type="float">
            <text:p>2.2000E-0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.0</text:p>
          </table:table-cell>
          <table:table-cell table:style-name="ce7" office:value-type="float" office:value="323933.049809594" calcext:value-type="float">
            <text:p>323933.049809594</text:p>
          </table:table-cell>
          <table:table-cell office:value-type="float" office:value="472" calcext:value-type="float">
            <text:p>472.0</text:p>
          </table:table-cell>
          <table:table-cell office:value-type="float" office:value="91773.3514963193" calcext:value-type="float">
            <text:p>91773.3514963193</text:p>
          </table:table-cell>
          <table:table-cell office:value-type="float" office:value="405.025125628141" calcext:value-type="float">
            <text:p>405.02513</text:p>
          </table:table-cell>
          <table:table-cell office:value-type="float" office:value="1.34662036750272" calcext:value-type="float">
            <text:p>1.34662</text:p>
          </table:table-cell>
          <table:table-cell office:value-type="float" office:value="337" calcext:value-type="float">
            <text:p>337.0</text:p>
          </table:table-cell>
          <table:table-cell office:value-type="float" office:value="0.00484" calcext:value-type="float">
            <text:p>4.8400E-03</text:p>
          </table:table-cell>
          <table:table-cell office:value-type="float" office:value="337" calcext:value-type="float">
            <text:p>337.0</text:p>
          </table:table-cell>
          <table:table-cell office:value-type="float" office:value="0.00484" calcext:value-type="float">
            <text:p>4.8400E-0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.0</text:p>
          </table:table-cell>
          <table:table-cell table:style-name="ce7" office:value-type="float" office:value="334780.209925505" calcext:value-type="float">
            <text:p>334780.209925505</text:p>
          </table:table-cell>
          <table:table-cell office:value-type="float" office:value="476" calcext:value-type="float">
            <text:p>476.0</text:p>
          </table:table-cell>
          <table:table-cell office:value-type="float" office:value="85057.7715140951" calcext:value-type="float">
            <text:p>85057.7715140951</text:p>
          </table:table-cell>
          <table:table-cell office:value-type="float" office:value="408.040201005025" calcext:value-type="float">
            <text:p>408.04020</text:p>
          </table:table-cell>
          <table:table-cell office:value-type="float" office:value="1.34634338768421" calcext:value-type="float">
            <text:p>1.34634</text:p>
          </table:table-cell>
          <table:table-cell office:value-type="float" office:value="339" calcext:value-type="float">
            <text:p>339.0</text:p>
          </table:table-cell>
          <table:table-cell office:value-type="float" office:value="0.0088" calcext:value-type="float">
            <text:p>8.8000E-03</text:p>
          </table:table-cell>
          <table:table-cell office:value-type="float" office:value="339" calcext:value-type="float">
            <text:p>339.0</text:p>
          </table:table-cell>
          <table:table-cell office:value-type="float" office:value="0.0088" calcext:value-type="float">
            <text:p>8.8000E-0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.0</text:p>
          </table:table-cell>
          <table:table-cell table:style-name="ce7" office:value-type="float" office:value="345653.843887358" calcext:value-type="float">
            <text:p>345653.843887358</text:p>
          </table:table-cell>
          <table:table-cell office:value-type="float" office:value="480" calcext:value-type="float">
            <text:p>480.0</text:p>
          </table:table-cell>
          <table:table-cell office:value-type="float" office:value="78275.3313396867" calcext:value-type="float">
            <text:p>78275.3313396867</text:p>
          </table:table-cell>
          <table:table-cell office:value-type="float" office:value="411.05527638191" calcext:value-type="float">
            <text:p>411.05528</text:p>
          </table:table-cell>
          <table:table-cell office:value-type="float" office:value="1.34607214397843" calcext:value-type="float">
            <text:p>1.34607</text:p>
          </table:table-cell>
          <table:table-cell office:value-type="float" office:value="341" calcext:value-type="float">
            <text:p>341.0</text:p>
          </table:table-cell>
          <table:table-cell office:value-type="float" office:value="0.011" calcext:value-type="float">
            <text:p>1.1000E-02</text:p>
          </table:table-cell>
          <table:table-cell office:value-type="float" office:value="341" calcext:value-type="float">
            <text:p>341.0</text:p>
          </table:table-cell>
          <table:table-cell office:value-type="float" office:value="0.011" calcext:value-type="float">
            <text:p>1.1000E-0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.0</text:p>
          </table:table-cell>
          <table:table-cell table:style-name="ce7" office:value-type="float" office:value="357860.359549481" calcext:value-type="float">
            <text:p>357860.359549481</text:p>
          </table:table-cell>
          <table:table-cell office:value-type="float" office:value="484" calcext:value-type="float">
            <text:p>484.0</text:p>
          </table:table-cell>
          <table:table-cell office:value-type="float" office:value="74508.6685890019" calcext:value-type="float">
            <text:p>74508.6685890019</text:p>
          </table:table-cell>
          <table:table-cell office:value-type="float" office:value="414.070351758794" calcext:value-type="float">
            <text:p>414.07035</text:p>
          </table:table-cell>
          <table:table-cell office:value-type="float" office:value="1.34580783997078" calcext:value-type="float">
            <text:p>1.34581</text:p>
          </table:table-cell>
          <table:table-cell office:value-type="float" office:value="343" calcext:value-type="float">
            <text:p>343.0</text:p>
          </table:table-cell>
          <table:table-cell office:value-type="float" office:value="0.01276" calcext:value-type="float">
            <text:p>1.2760E-02</text:p>
          </table:table-cell>
          <table:table-cell office:value-type="float" office:value="343" calcext:value-type="float">
            <text:p>343.0</text:p>
          </table:table-cell>
          <table:table-cell office:value-type="float" office:value="0.01276" calcext:value-type="float">
            <text:p>1.2760E-0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.0</text:p>
          </table:table-cell>
          <table:table-cell table:style-name="ce7" office:value-type="float" office:value="370094.244338317" calcext:value-type="float">
            <text:p>370094.244338317</text:p>
          </table:table-cell>
          <table:table-cell office:value-type="float" office:value="488" calcext:value-type="float">
            <text:p>488.0</text:p>
          </table:table-cell>
          <table:table-cell office:value-type="float" office:value="68807.6350577094" calcext:value-type="float">
            <text:p>68807.6350577094</text:p>
          </table:table-cell>
          <table:table-cell office:value-type="float" office:value="417.085427135678" calcext:value-type="float">
            <text:p>417.08543</text:p>
          </table:table-cell>
          <table:table-cell office:value-type="float" office:value="1.34554892030146" calcext:value-type="float">
            <text:p>1.34555</text:p>
          </table:table-cell>
          <table:table-cell office:value-type="float" office:value="345" calcext:value-type="float">
            <text:p>345.0</text:p>
          </table:table-cell>
          <table:table-cell office:value-type="float" office:value="0.01408" calcext:value-type="float">
            <text:p>1.4080E-02</text:p>
          </table:table-cell>
          <table:table-cell office:value-type="float" office:value="345" calcext:value-type="float">
            <text:p>345.0</text:p>
          </table:table-cell>
          <table:table-cell office:value-type="float" office:value="0.01408" calcext:value-type="float">
            <text:p>1.4080E-0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.0</text:p>
          </table:table-cell>
          <table:table-cell table:style-name="ce7" office:value-type="float" office:value="382356.075894194" calcext:value-type="float">
            <text:p>382356.075894194</text:p>
          </table:table-cell>
          <table:table-cell office:value-type="float" office:value="492" calcext:value-type="float">
            <text:p>492.0</text:p>
          </table:table-cell>
          <table:table-cell office:value-type="float" office:value="62580.4632417296" calcext:value-type="float">
            <text:p>62580.4632417296</text:p>
          </table:table-cell>
          <table:table-cell office:value-type="float" office:value="420.100502512563" calcext:value-type="float">
            <text:p>420.10050</text:p>
          </table:table-cell>
          <table:table-cell office:value-type="float" office:value="1.34529643357321" calcext:value-type="float">
            <text:p>1.34530</text:p>
          </table:table-cell>
          <table:table-cell office:value-type="float" office:value="347" calcext:value-type="float">
            <text:p>347.0</text:p>
          </table:table-cell>
          <table:table-cell office:value-type="float" office:value="0.0132" calcext:value-type="float">
            <text:p>1.3200E-02</text:p>
          </table:table-cell>
          <table:table-cell office:value-type="float" office:value="347" calcext:value-type="float">
            <text:p>347.0</text:p>
          </table:table-cell>
          <table:table-cell office:value-type="float" office:value="0.0132" calcext:value-type="float">
            <text:p>1.3200E-0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.0</text:p>
          </table:table-cell>
          <table:table-cell table:style-name="ce7" office:value-type="float" office:value="394646.310941145" calcext:value-type="float">
            <text:p>394646.310941145</text:p>
          </table:table-cell>
          <table:table-cell office:value-type="float" office:value="496" calcext:value-type="float">
            <text:p>496.0</text:p>
          </table:table-cell>
          <table:table-cell office:value-type="float" office:value="55633.2004274324" calcext:value-type="float">
            <text:p>55633.2004274324</text:p>
          </table:table-cell>
          <table:table-cell office:value-type="float" office:value="423.115577889447" calcext:value-type="float">
            <text:p>423.11558</text:p>
          </table:table-cell>
          <table:table-cell office:value-type="float" office:value="1.34504899984086" calcext:value-type="float">
            <text:p>1.34505</text:p>
          </table:table-cell>
          <table:table-cell office:value-type="float" office:value="349" calcext:value-type="float">
            <text:p>349.0</text:p>
          </table:table-cell>
          <table:table-cell office:value-type="float" office:value="0.01364" calcext:value-type="float">
            <text:p>1.3640E-02</text:p>
          </table:table-cell>
          <table:table-cell office:value-type="float" office:value="349" calcext:value-type="float">
            <text:p>349.0</text:p>
          </table:table-cell>
          <table:table-cell office:value-type="float" office:value="0.01364" calcext:value-type="float">
            <text:p>1.3640E-0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.0</text:p>
          </table:table-cell>
          <table:table-cell table:style-name="ce7" office:value-type="float" office:value="406965.283295687" calcext:value-type="float">
            <text:p>406965.283295687</text:p>
          </table:table-cell>
          <table:table-cell office:value-type="float" office:value="500" calcext:value-type="float">
            <text:p>500.0</text:p>
          </table:table-cell>
          <table:table-cell office:value-type="float" office:value="49139.1006070656" calcext:value-type="float">
            <text:p>49139.1006070656</text:p>
          </table:table-cell>
          <table:table-cell office:value-type="float" office:value="426.130653266332" calcext:value-type="float">
            <text:p>426.13065</text:p>
          </table:table-cell>
          <table:table-cell office:value-type="float" office:value="1.34480769454731" calcext:value-type="float">
            <text:p>1.34481</text:p>
          </table:table-cell>
          <table:table-cell office:value-type="float" office:value="351" calcext:value-type="float">
            <text:p>351.0</text:p>
          </table:table-cell>
          <table:table-cell office:value-type="float" office:value="0.01408" calcext:value-type="float">
            <text:p>1.4080E-02</text:p>
          </table:table-cell>
          <table:table-cell office:value-type="float" office:value="351" calcext:value-type="float">
            <text:p>351.0</text:p>
          </table:table-cell>
          <table:table-cell office:value-type="float" office:value="0.01408" calcext:value-type="float">
            <text:p>1.4080E-0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.0</text:p>
          </table:table-cell>
          <table:table-cell table:style-name="ce7" office:value-type="float" office:value="420730.156984841" calcext:value-type="float">
            <text:p>420730.156984841</text:p>
          </table:table-cell>
          <table:table-cell office:value-type="float" office:value="504" calcext:value-type="float">
            <text:p>504.0</text:p>
          </table:table-cell>
          <table:table-cell office:value-type="float" office:value="41087.8833429645" calcext:value-type="float">
            <text:p>41087.8833429645</text:p>
          </table:table-cell>
          <table:table-cell office:value-type="float" office:value="429.145728643216" calcext:value-type="float">
            <text:p>429.14573</text:p>
          </table:table-cell>
          <table:table-cell office:value-type="float" office:value="1.34457115793231" calcext:value-type="float">
            <text:p>1.34457</text:p>
          </table:table-cell>
          <table:table-cell office:value-type="float" office:value="353" calcext:value-type="float">
            <text:p>353.0</text:p>
          </table:table-cell>
          <table:table-cell office:value-type="float" office:value="0.01628" calcext:value-type="float">
            <text:p>1.6280E-02</text:p>
          </table:table-cell>
          <table:table-cell office:value-type="float" office:value="353" calcext:value-type="float">
            <text:p>353.0</text:p>
          </table:table-cell>
          <table:table-cell office:value-type="float" office:value="0.01628" calcext:value-type="float">
            <text:p>1.6280E-0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.0</text:p>
          </table:table-cell>
          <table:table-cell table:style-name="ce7" office:value-type="float" office:value="434524.716198213" calcext:value-type="float">
            <text:p>434524.716198213</text:p>
          </table:table-cell>
          <table:table-cell office:value-type="float" office:value="508" calcext:value-type="float">
            <text:p>508.0</text:p>
          </table:table-cell>
          <table:table-cell office:value-type="float" office:value="34870.0928701038" calcext:value-type="float">
            <text:p>34870.0928701038</text:p>
          </table:table-cell>
          <table:table-cell office:value-type="float" office:value="432.1608040201" calcext:value-type="float">
            <text:p>432.16080</text:p>
          </table:table-cell>
          <table:table-cell office:value-type="float" office:value="1.34434010705237" calcext:value-type="float">
            <text:p>1.34434</text:p>
          </table:table-cell>
          <table:table-cell office:value-type="float" office:value="355" calcext:value-type="float">
            <text:p>355.0</text:p>
          </table:table-cell>
          <table:table-cell office:value-type="float" office:value="0.01892" calcext:value-type="float">
            <text:p>1.8920E-02</text:p>
          </table:table-cell>
          <table:table-cell office:value-type="float" office:value="355" calcext:value-type="float">
            <text:p>355.0</text:p>
          </table:table-cell>
          <table:table-cell office:value-type="float" office:value="0.01892" calcext:value-type="float">
            <text:p>1.8920E-0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.0</text:p>
          </table:table-cell>
          <table:table-cell table:style-name="ce7" office:value-type="float" office:value="448349.546077013" calcext:value-type="float">
            <text:p>448349.546077013</text:p>
          </table:table-cell>
          <table:table-cell office:value-type="float" office:value="512" calcext:value-type="float">
            <text:p>512.0</text:p>
          </table:table-cell>
          <table:table-cell office:value-type="float" office:value="27847.9076131593" calcext:value-type="float">
            <text:p>27847.9076131593</text:p>
          </table:table-cell>
          <table:table-cell office:value-type="float" office:value="435.175879396985" calcext:value-type="float">
            <text:p>435.17588</text:p>
          </table:table-cell>
          <table:table-cell office:value-type="float" office:value="1.34411368072488" calcext:value-type="float">
            <text:p>1.34411</text:p>
          </table:table-cell>
          <table:table-cell office:value-type="float" office:value="357" calcext:value-type="float">
            <text:p>357.0</text:p>
          </table:table-cell>
          <table:table-cell office:value-type="float" office:value="0.02068" calcext:value-type="float">
            <text:p>2.0680E-02</text:p>
          </table:table-cell>
          <table:table-cell office:value-type="float" office:value="357" calcext:value-type="float">
            <text:p>357.0</text:p>
          </table:table-cell>
          <table:table-cell office:value-type="float" office:value="0.02068" calcext:value-type="float">
            <text:p>2.0680E-0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.0</text:p>
          </table:table-cell>
          <table:table-cell table:style-name="ce7" office:value-type="float" office:value="462205.133952426" calcext:value-type="float">
            <text:p>462205.133952426</text:p>
          </table:table-cell>
          <table:table-cell office:value-type="float" office:value="516" calcext:value-type="float">
            <text:p>516.0</text:p>
          </table:table-cell>
          <table:table-cell office:value-type="float" office:value="25318.7061994398" calcext:value-type="float">
            <text:p>25318.7061994398</text:p>
          </table:table-cell>
          <table:table-cell office:value-type="float" office:value="438.190954773869" calcext:value-type="float">
            <text:p>438.19095</text:p>
          </table:table-cell>
          <table:table-cell office:value-type="float" office:value="1.34389240965515" calcext:value-type="float">
            <text:p>1.34389</text:p>
          </table:table-cell>
          <table:table-cell office:value-type="float" office:value="359" calcext:value-type="float">
            <text:p>359.0</text:p>
          </table:table-cell>
          <table:table-cell office:value-type="float" office:value="0.02244" calcext:value-type="float">
            <text:p>2.2440E-02</text:p>
          </table:table-cell>
          <table:table-cell office:value-type="float" office:value="359" calcext:value-type="float">
            <text:p>359.0</text:p>
          </table:table-cell>
          <table:table-cell office:value-type="float" office:value="0.02244" calcext:value-type="float">
            <text:p>2.2440E-0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.0</text:p>
          </table:table-cell>
          <table:table-cell table:style-name="ce7" office:value-type="float" office:value="476091.821116992" calcext:value-type="float">
            <text:p>476091.821116992</text:p>
          </table:table-cell>
          <table:table-cell office:value-type="float" office:value="520" calcext:value-type="float">
            <text:p>520.0</text:p>
          </table:table-cell>
          <table:table-cell office:value-type="float" office:value="24594.5760272767" calcext:value-type="float">
            <text:p>24594.5760272767</text:p>
          </table:table-cell>
          <table:table-cell office:value-type="float" office:value="441.206030150754" calcext:value-type="float">
            <text:p>441.20603</text:p>
          </table:table-cell>
          <table:table-cell office:value-type="float" office:value="1.34367547535514" calcext:value-type="float">
            <text:p>1.34368</text:p>
          </table:table-cell>
          <table:table-cell office:value-type="float" office:value="361" calcext:value-type="float">
            <text:p>361.0</text:p>
          </table:table-cell>
          <table:table-cell office:value-type="float" office:value="0.02112" calcext:value-type="float">
            <text:p>2.1120E-02</text:p>
          </table:table-cell>
          <table:table-cell office:value-type="float" office:value="361" calcext:value-type="float">
            <text:p>361.0</text:p>
          </table:table-cell>
          <table:table-cell office:value-type="float" office:value="0.02112" calcext:value-type="float">
            <text:p>2.1120E-0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.0</text:p>
          </table:table-cell>
          <table:table-cell table:style-name="ce7" office:value-type="float" office:value="491542.508380182" calcext:value-type="float">
            <text:p>491542.508380182</text:p>
          </table:table-cell>
          <table:table-cell office:value-type="float" office:value="524" calcext:value-type="float">
            <text:p>524.0</text:p>
          </table:table-cell>
          <table:table-cell office:value-type="float" office:value="24162.1476576967" calcext:value-type="float">
            <text:p>24162.1476576967</text:p>
          </table:table-cell>
          <table:table-cell office:value-type="float" office:value="444.221105527638" calcext:value-type="float">
            <text:p>444.22111</text:p>
          </table:table-cell>
          <table:table-cell office:value-type="float" office:value="1.34346337111591" calcext:value-type="float">
            <text:p>1.34346</text:p>
          </table:table-cell>
          <table:table-cell office:value-type="float" office:value="363" calcext:value-type="float">
            <text:p>363.0</text:p>
          </table:table-cell>
          <table:table-cell office:value-type="float" office:value="0.0198" calcext:value-type="float">
            <text:p>1.9800E-02</text:p>
          </table:table-cell>
          <table:table-cell office:value-type="float" office:value="363" calcext:value-type="float">
            <text:p>363.0</text:p>
          </table:table-cell>
          <table:table-cell office:value-type="float" office:value="0.0198" calcext:value-type="float">
            <text:p>1.9800E-02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.0</text:p>
          </table:table-cell>
          <table:table-cell table:style-name="ce7" office:value-type="float" office:value="507025.280923058" calcext:value-type="float">
            <text:p>507025.280923058</text:p>
          </table:table-cell>
          <table:table-cell office:value-type="float" office:value="528" calcext:value-type="float">
            <text:p>528.0</text:p>
          </table:table-cell>
          <table:table-cell office:value-type="float" office:value="23435.7345938708" calcext:value-type="float">
            <text:p>23435.7345938708</text:p>
          </table:table-cell>
          <table:table-cell office:value-type="float" office:value="447.236180904523" calcext:value-type="float">
            <text:p>447.23618</text:p>
          </table:table-cell>
          <table:table-cell office:value-type="float" office:value="1.34325526465279" calcext:value-type="float">
            <text:p>1.34326</text:p>
          </table:table-cell>
          <table:table-cell office:value-type="float" office:value="365" calcext:value-type="float">
            <text:p>365.0</text:p>
          </table:table-cell>
          <table:table-cell office:value-type="float" office:value="0.01848" calcext:value-type="float">
            <text:p>1.8480E-02</text:p>
          </table:table-cell>
          <table:table-cell office:value-type="float" office:value="365" calcext:value-type="float">
            <text:p>365.0</text:p>
          </table:table-cell>
          <table:table-cell office:value-type="float" office:value="0.01848" calcext:value-type="float">
            <text:p>1.8480E-0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.0</text:p>
          </table:table-cell>
          <table:table-cell table:style-name="ce7" office:value-type="float" office:value="522540.754318069" calcext:value-type="float">
            <text:p>522540.754318069</text:p>
          </table:table-cell>
          <table:table-cell office:value-type="float" office:value="532" calcext:value-type="float">
            <text:p>532.0</text:p>
          </table:table-cell>
          <table:table-cell office:value-type="float" office:value="22633.0388815957" calcext:value-type="float">
            <text:p>22633.0388815957</text:p>
          </table:table-cell>
          <table:table-cell office:value-type="float" office:value="450.251256281407" calcext:value-type="float">
            <text:p>450.25126</text:p>
          </table:table-cell>
          <table:table-cell office:value-type="float" office:value="1.34305178820947" calcext:value-type="float">
            <text:p>1.34305</text:p>
          </table:table-cell>
          <table:table-cell office:value-type="float" office:value="367" calcext:value-type="float">
            <text:p>367.0</text:p>
          </table:table-cell>
          <table:table-cell office:value-type="float" office:value="0.01672" calcext:value-type="float">
            <text:p>1.6720E-02</text:p>
          </table:table-cell>
          <table:table-cell office:value-type="float" office:value="367" calcext:value-type="float">
            <text:p>367.0</text:p>
          </table:table-cell>
          <table:table-cell office:value-type="float" office:value="0.01672" calcext:value-type="float">
            <text:p>1.6720E-0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.0</text:p>
          </table:table-cell>
          <table:table-cell table:style-name="ce7" office:value-type="float" office:value="538089.416064716" calcext:value-type="float">
            <text:p>538089.416064716</text:p>
          </table:table-cell>
          <table:table-cell office:value-type="float" office:value="536" calcext:value-type="float">
            <text:p>536.0</text:p>
          </table:table-cell>
          <table:table-cell office:value-type="float" office:value="22010.9802532975" calcext:value-type="float">
            <text:p>22010.9802532975</text:p>
          </table:table-cell>
          <table:table-cell office:value-type="float" office:value="453.266331658292" calcext:value-type="float">
            <text:p>453.26633</text:p>
          </table:table-cell>
          <table:table-cell office:value-type="float" office:value="1.34285197827413" calcext:value-type="float">
            <text:p>1.34285</text:p>
          </table:table-cell>
          <table:table-cell office:value-type="float" office:value="369" calcext:value-type="float">
            <text:p>369.0</text:p>
          </table:table-cell>
          <table:table-cell office:value-type="float" office:value="0.01584" calcext:value-type="float">
            <text:p>1.5840E-02</text:p>
          </table:table-cell>
          <table:table-cell office:value-type="float" office:value="369" calcext:value-type="float">
            <text:p>369.0</text:p>
          </table:table-cell>
          <table:table-cell office:value-type="float" office:value="0.01584" calcext:value-type="float">
            <text:p>1.5840E-0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.0</text:p>
          </table:table-cell>
          <table:table-cell table:style-name="ce7" office:value-type="float" office:value="553671.653074124" calcext:value-type="float">
            <text:p>553671.653074124</text:p>
          </table:table-cell>
          <table:table-cell office:value-type="float" office:value="540" calcext:value-type="float">
            <text:p>540.0</text:p>
          </table:table-cell>
          <table:table-cell office:value-type="float" office:value="21240.0851247248" calcext:value-type="float">
            <text:p>21240.0851247248</text:p>
          </table:table-cell>
          <table:table-cell office:value-type="float" office:value="456.281407035176" calcext:value-type="float">
            <text:p>456.28141</text:p>
          </table:table-cell>
          <table:table-cell office:value-type="float" office:value="1.34265660149366" calcext:value-type="float">
            <text:p>1.34266</text:p>
          </table:table-cell>
          <table:table-cell office:value-type="float" office:value="371" calcext:value-type="float">
            <text:p>371.0</text:p>
          </table:table-cell>
          <table:table-cell office:value-type="float" office:value="0.01628" calcext:value-type="float">
            <text:p>1.6280E-02</text:p>
          </table:table-cell>
          <table:table-cell office:value-type="float" office:value="371" calcext:value-type="float">
            <text:p>371.0</text:p>
          </table:table-cell>
          <table:table-cell office:value-type="float" office:value="0.01628" calcext:value-type="float">
            <text:p>1.6280E-0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.0</text:p>
          </table:table-cell>
          <table:table-cell table:style-name="ce7" office:value-type="float" office:value="570940.561442855" calcext:value-type="float">
            <text:p>570940.561442855</text:p>
          </table:table-cell>
          <table:table-cell office:value-type="float" office:value="544" calcext:value-type="float">
            <text:p>544.0</text:p>
          </table:table-cell>
          <table:table-cell office:value-type="float" office:value="20063.4680443401" calcext:value-type="float">
            <text:p>20063.4680443401</text:p>
          </table:table-cell>
          <table:table-cell office:value-type="float" office:value="459.29648241206" calcext:value-type="float">
            <text:p>459.29648</text:p>
          </table:table-cell>
          <table:table-cell office:value-type="float" office:value="1.34246478264078" calcext:value-type="float">
            <text:p>1.34246</text:p>
          </table:table-cell>
          <table:table-cell office:value-type="float" office:value="373" calcext:value-type="float">
            <text:p>373.0</text:p>
          </table:table-cell>
          <table:table-cell office:value-type="float" office:value="0.01672" calcext:value-type="float">
            <text:p>1.6720E-02</text:p>
          </table:table-cell>
          <table:table-cell office:value-type="float" office:value="373" calcext:value-type="float">
            <text:p>373.0</text:p>
          </table:table-cell>
          <table:table-cell office:value-type="float" office:value="0.01672" calcext:value-type="float">
            <text:p>1.6720E-02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.0</text:p>
          </table:table-cell>
          <table:table-cell table:style-name="ce7" office:value-type="float" office:value="588244.05357024" calcext:value-type="float">
            <text:p>588244.05357024</text:p>
          </table:table-cell>
          <table:table-cell office:value-type="float" office:value="548" calcext:value-type="float">
            <text:p>548.0</text:p>
          </table:table-cell>
          <table:table-cell office:value-type="float" office:value="18588.2191217012" calcext:value-type="float">
            <text:p>18588.2191217012</text:p>
          </table:table-cell>
          <table:table-cell office:value-type="float" office:value="462.311557788945" calcext:value-type="float">
            <text:p>462.31156</text:p>
          </table:table-cell>
          <table:table-cell office:value-type="float" office:value="1.342276882289" calcext:value-type="float">
            <text:p>1.34228</text:p>
          </table:table-cell>
          <table:table-cell office:value-type="float" office:value="375" calcext:value-type="float">
            <text:p>375.0</text:p>
          </table:table-cell>
          <table:table-cell office:value-type="float" office:value="0.01672" calcext:value-type="float">
            <text:p>1.6720E-02</text:p>
          </table:table-cell>
          <table:table-cell office:value-type="float" office:value="375" calcext:value-type="float">
            <text:p>375.0</text:p>
          </table:table-cell>
          <table:table-cell office:value-type="float" office:value="0.01672" calcext:value-type="float">
            <text:p>1.6720E-0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.0</text:p>
          </table:table-cell>
          <table:table-cell table:style-name="ce7" office:value-type="float" office:value="605582.767866125" calcext:value-type="float">
            <text:p>605582.767866125</text:p>
          </table:table-cell>
          <table:table-cell office:value-type="float" office:value="552" calcext:value-type="float">
            <text:p>552.0</text:p>
          </table:table-cell>
          <table:table-cell office:value-type="float" office:value="17159.3440193931" calcext:value-type="float">
            <text:p>17159.3440193931</text:p>
          </table:table-cell>
          <table:table-cell office:value-type="float" office:value="465.326633165829" calcext:value-type="float">
            <text:p>465.32663</text:p>
          </table:table-cell>
          <table:table-cell office:value-type="float" office:value="1.34209251755377" calcext:value-type="float">
            <text:p>1.34209</text:p>
          </table:table-cell>
          <table:table-cell office:value-type="float" office:value="377" calcext:value-type="float">
            <text:p>377.0</text:p>
          </table:table-cell>
          <table:table-cell office:value-type="float" office:value="0.01672" calcext:value-type="float">
            <text:p>1.6720E-02</text:p>
          </table:table-cell>
          <table:table-cell office:value-type="float" office:value="377" calcext:value-type="float">
            <text:p>377.0</text:p>
          </table:table-cell>
          <table:table-cell office:value-type="float" office:value="0.01672" calcext:value-type="float">
            <text:p>1.6720E-0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.0</text:p>
          </table:table-cell>
          <table:table-cell table:style-name="ce7" office:value-type="float" office:value="622957.199625502" calcext:value-type="float">
            <text:p>622957.199625502</text:p>
          </table:table-cell>
          <table:table-cell office:value-type="float" office:value="556" calcext:value-type="float">
            <text:p>556.0</text:p>
          </table:table-cell>
          <table:table-cell office:value-type="float" office:value="16795.2281633109" calcext:value-type="float">
            <text:p>16795.2281633109</text:p>
          </table:table-cell>
          <table:table-cell office:value-type="float" office:value="468.341708542714" calcext:value-type="float">
            <text:p>468.34171</text:p>
          </table:table-cell>
          <table:table-cell office:value-type="float" office:value="1.34191183592563" calcext:value-type="float">
            <text:p>1.34191</text:p>
          </table:table-cell>
          <table:table-cell office:value-type="float" office:value="379" calcext:value-type="float">
            <text:p>379.0</text:p>
          </table:table-cell>
          <table:table-cell office:value-type="float" office:value="0.01584" calcext:value-type="float">
            <text:p>1.5840E-02</text:p>
          </table:table-cell>
          <table:table-cell office:value-type="float" office:value="379" calcext:value-type="float">
            <text:p>379.0</text:p>
          </table:table-cell>
          <table:table-cell office:value-type="float" office:value="0.01584" calcext:value-type="float">
            <text:p>1.5840E-0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.0</text:p>
          </table:table-cell>
          <table:table-cell table:style-name="ce7" office:value-type="float" office:value="640367.758572616" calcext:value-type="float">
            <text:p>640367.758572616</text:p>
          </table:table-cell>
          <table:table-cell office:value-type="float" office:value="560" calcext:value-type="float">
            <text:p>560.0</text:p>
          </table:table-cell>
          <table:table-cell office:value-type="float" office:value="16278.9738135686" calcext:value-type="float">
            <text:p>16278.9738135686</text:p>
          </table:table-cell>
          <table:table-cell office:value-type="float" office:value="471.356783919598" calcext:value-type="float">
            <text:p>471.35678</text:p>
          </table:table-cell>
          <table:table-cell office:value-type="float" office:value="1.34173434429628" calcext:value-type="float">
            <text:p>1.34173</text:p>
          </table:table-cell>
          <table:table-cell office:value-type="float" office:value="381" calcext:value-type="float">
            <text:p>381.0</text:p>
          </table:table-cell>
          <table:table-cell office:value-type="float" office:value="0.01385" calcext:value-type="float">
            <text:p>1.3850E-02</text:p>
          </table:table-cell>
          <table:table-cell office:value-type="float" office:value="381" calcext:value-type="float">
            <text:p>381.0</text:p>
          </table:table-cell>
          <table:table-cell office:value-type="float" office:value="0.01385" calcext:value-type="float">
            <text:p>1.3850E-0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.0</text:p>
          </table:table-cell>
          <table:table-cell table:style-name="ce7" office:value-type="float" office:value="659592.089060807" calcext:value-type="float">
            <text:p>659592.089060807</text:p>
          </table:table-cell>
          <table:table-cell office:value-type="float" office:value="564" calcext:value-type="float">
            <text:p>564.0</text:p>
          </table:table-cell>
          <table:table-cell office:value-type="float" office:value="15720.1008452058" calcext:value-type="float">
            <text:p>15720.1008452058</text:p>
          </table:table-cell>
          <table:table-cell office:value-type="float" office:value="474.371859296482" calcext:value-type="float">
            <text:p>474.37186</text:p>
          </table:table-cell>
          <table:table-cell office:value-type="float" office:value="1.341560401698" calcext:value-type="float">
            <text:p>1.34156</text:p>
          </table:table-cell>
          <table:table-cell office:value-type="float" office:value="383" calcext:value-type="float">
            <text:p>383.0</text:p>
          </table:table-cell>
          <table:table-cell office:value-type="float" office:value="0.0125" calcext:value-type="float">
            <text:p>1.2500E-02</text:p>
          </table:table-cell>
          <table:table-cell office:value-type="float" office:value="383" calcext:value-type="float">
            <text:p>383.0</text:p>
          </table:table-cell>
          <table:table-cell office:value-type="float" office:value="0.0125" calcext:value-type="float">
            <text:p>1.2500E-0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.0</text:p>
          </table:table-cell>
          <table:table-cell table:style-name="ce7" office:value-type="float" office:value="678853.60061278" calcext:value-type="float">
            <text:p>678853.60061278</text:p>
          </table:table-cell>
          <table:table-cell office:value-type="float" office:value="568" calcext:value-type="float">
            <text:p>568.0</text:p>
          </table:table-cell>
          <table:table-cell office:value-type="float" office:value="14905.7140387877" calcext:value-type="float">
            <text:p>14905.7140387877</text:p>
          </table:table-cell>
          <table:table-cell office:value-type="float" office:value="477.386934673367" calcext:value-type="float">
            <text:p>477.38693</text:p>
          </table:table-cell>
          <table:table-cell office:value-type="float" office:value="1.34138961154173" calcext:value-type="float">
            <text:p>1.34139</text:p>
          </table:table-cell>
          <table:table-cell office:value-type="float" office:value="385" calcext:value-type="float">
            <text:p>385.0</text:p>
          </table:table-cell>
          <table:table-cell office:value-type="float" office:value="0.0114" calcext:value-type="float">
            <text:p>1.1400E-02</text:p>
          </table:table-cell>
          <table:table-cell office:value-type="float" office:value="385" calcext:value-type="float">
            <text:p>385.0</text:p>
          </table:table-cell>
          <table:table-cell office:value-type="float" office:value="0.0114" calcext:value-type="float">
            <text:p>1.1400E-0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.0</text:p>
          </table:table-cell>
          <table:table-cell table:style-name="ce7" office:value-type="float" office:value="698152.931557723" calcext:value-type="float">
            <text:p>698152.931557723</text:p>
          </table:table-cell>
          <table:table-cell office:value-type="float" office:value="572" calcext:value-type="float">
            <text:p>572.0</text:p>
          </table:table-cell>
          <table:table-cell office:value-type="float" office:value="13910.9005542229" calcext:value-type="float">
            <text:p>13910.9005542229</text:p>
          </table:table-cell>
          <table:table-cell office:value-type="float" office:value="480.402010050251" calcext:value-type="float">
            <text:p>480.40201</text:p>
          </table:table-cell>
          <table:table-cell office:value-type="float" office:value="1.34122203992513" calcext:value-type="float">
            <text:p>1.34122</text:p>
          </table:table-cell>
          <table:table-cell office:value-type="float" office:value="387" calcext:value-type="float">
            <text:p>387.0</text:p>
          </table:table-cell>
          <table:table-cell office:value-type="float" office:value="0.0108" calcext:value-type="float">
            <text:p>1.0800E-02</text:p>
          </table:table-cell>
          <table:table-cell office:value-type="float" office:value="387" calcext:value-type="float">
            <text:p>387.0</text:p>
          </table:table-cell>
          <table:table-cell office:value-type="float" office:value="0.0108" calcext:value-type="float">
            <text:p>1.0800E-0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.0</text:p>
          </table:table-cell>
          <table:table-cell table:style-name="ce7" office:value-type="float" office:value="717490.623018922" calcext:value-type="float">
            <text:p>717490.623018922</text:p>
          </table:table-cell>
          <table:table-cell office:value-type="float" office:value="576" calcext:value-type="float">
            <text:p>576.0</text:p>
          </table:table-cell>
          <table:table-cell office:value-type="float" office:value="12667.1370316897" calcext:value-type="float">
            <text:p>12667.1370316897</text:p>
          </table:table-cell>
          <table:table-cell office:value-type="float" office:value="483.417085427136" calcext:value-type="float">
            <text:p>483.41709</text:p>
          </table:table-cell>
          <table:table-cell office:value-type="float" office:value="1.3410573645637" calcext:value-type="float">
            <text:p>1.34106</text:p>
          </table:table-cell>
          <table:table-cell office:value-type="float" office:value="389" calcext:value-type="float">
            <text:p>389.0</text:p>
          </table:table-cell>
          <table:table-cell office:value-type="float" office:value="0.0104" calcext:value-type="float">
            <text:p>1.0400E-02</text:p>
          </table:table-cell>
          <table:table-cell office:value-type="float" office:value="389" calcext:value-type="float">
            <text:p>389.0</text:p>
          </table:table-cell>
          <table:table-cell office:value-type="float" office:value="0.0104" calcext:value-type="float">
            <text:p>1.0400E-0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.0</text:p>
          </table:table-cell>
          <table:table-cell table:style-name="ce7" office:value-type="float" office:value="736867.077016101" calcext:value-type="float">
            <text:p>736867.077016101</text:p>
          </table:table-cell>
          <table:table-cell office:value-type="float" office:value="580" calcext:value-type="float">
            <text:p>580.0</text:p>
          </table:table-cell>
          <table:table-cell office:value-type="float" office:value="11265.3234739514" calcext:value-type="float">
            <text:p>11265.3234739514</text:p>
          </table:table-cell>
          <table:table-cell office:value-type="float" office:value="486.43216080402" calcext:value-type="float">
            <text:p>486.43216</text:p>
          </table:table-cell>
          <table:table-cell office:value-type="float" office:value="1.34089592253314" calcext:value-type="float">
            <text:p>1.34090</text:p>
          </table:table-cell>
          <table:table-cell office:value-type="float" office:value="391" calcext:value-type="float">
            <text:p>391.0</text:p>
          </table:table-cell>
          <table:table-cell office:value-type="float" office:value="0.01" calcext:value-type="float">
            <text:p>1.0000E-02</text:p>
          </table:table-cell>
          <table:table-cell office:value-type="float" office:value="391" calcext:value-type="float">
            <text:p>391.0</text:p>
          </table:table-cell>
          <table:table-cell office:value-type="float" office:value="0.01" calcext:value-type="float">
            <text:p>1.0000E-0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.0</text:p>
          </table:table-cell>
          <table:table-cell table:style-name="ce7" office:value-type="float" office:value="758189.323033008" calcext:value-type="float">
            <text:p>758189.323033008</text:p>
          </table:table-cell>
          <table:table-cell office:value-type="float" office:value="584" calcext:value-type="float">
            <text:p>584.0</text:p>
          </table:table-cell>
          <table:table-cell office:value-type="float" office:value="9590.61230940831" calcext:value-type="float">
            <text:p>9590.61230940831</text:p>
          </table:table-cell>
          <table:table-cell office:value-type="float" office:value="489.447236180905" calcext:value-type="float">
            <text:p>489.44724</text:p>
          </table:table-cell>
          <table:table-cell office:value-type="float" office:value="1.34073710386944" calcext:value-type="float">
            <text:p>1.34074</text:p>
          </table:table-cell>
          <table:table-cell office:value-type="float" office:value="393" calcext:value-type="float">
            <text:p>393.0</text:p>
          </table:table-cell>
          <table:table-cell office:value-type="float" office:value="0.0095" calcext:value-type="float">
            <text:p>9.5000E-03</text:p>
          </table:table-cell>
          <table:table-cell office:value-type="float" office:value="393" calcext:value-type="float">
            <text:p>393.0</text:p>
          </table:table-cell>
          <table:table-cell office:value-type="float" office:value="0.0095" calcext:value-type="float">
            <text:p>9.5000E-0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.0</text:p>
          </table:table-cell>
          <table:table-cell table:style-name="ce7" office:value-type="float" office:value="779551.423238558" calcext:value-type="float">
            <text:p>779551.423238558</text:p>
          </table:table-cell>
          <table:table-cell office:value-type="float" office:value="588" calcext:value-type="float">
            <text:p>588.0</text:p>
          </table:table-cell>
          <table:table-cell office:value-type="float" office:value="8118.37481722464" calcext:value-type="float">
            <text:p>8118.37481722464</text:p>
          </table:table-cell>
          <table:table-cell office:value-type="float" office:value="492.462311557789" calcext:value-type="float">
            <text:p>492.46231</text:p>
          </table:table-cell>
          <table:table-cell office:value-type="float" office:value="1.34058126913415" calcext:value-type="float">
            <text:p>1.34058</text:p>
          </table:table-cell>
          <table:table-cell office:value-type="float" office:value="395" calcext:value-type="float">
            <text:p>395.0</text:p>
          </table:table-cell>
          <table:table-cell office:value-type="float" office:value="0.00905" calcext:value-type="float">
            <text:p>9.0500E-03</text:p>
          </table:table-cell>
          <table:table-cell office:value-type="float" office:value="395" calcext:value-type="float">
            <text:p>395.0</text:p>
          </table:table-cell>
          <table:table-cell office:value-type="float" office:value="0.00905" calcext:value-type="float">
            <text:p>9.0500E-0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.0</text:p>
          </table:table-cell>
          <table:table-cell table:style-name="ce7" office:value-type="float" office:value="800954.05401971" calcext:value-type="float">
            <text:p>800954.05401971</text:p>
          </table:table-cell>
          <table:table-cell office:value-type="float" office:value="592" calcext:value-type="float">
            <text:p>592.0</text:p>
          </table:table-cell>
          <table:table-cell office:value-type="float" office:value="6825.43841837226" calcext:value-type="float">
            <text:p>6825.43841837226</text:p>
          </table:table-cell>
          <table:table-cell office:value-type="float" office:value="495.477386934673" calcext:value-type="float">
            <text:p>495.47739</text:p>
          </table:table-cell>
          <table:table-cell office:value-type="float" office:value="1.34042805404011" calcext:value-type="float">
            <text:p>1.34043</text:p>
          </table:table-cell>
          <table:table-cell office:value-type="float" office:value="397" calcext:value-type="float">
            <text:p>397.0</text:p>
          </table:table-cell>
          <table:table-cell office:value-type="float" office:value="0.00855" calcext:value-type="float">
            <text:p>8.5500E-03</text:p>
          </table:table-cell>
          <table:table-cell office:value-type="float" office:value="397" calcext:value-type="float">
            <text:p>397.0</text:p>
          </table:table-cell>
          <table:table-cell office:value-type="float" office:value="0.00855" calcext:value-type="float">
            <text:p>8.5500E-03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.0</text:p>
          </table:table-cell>
          <table:table-cell table:style-name="ce7" office:value-type="float" office:value="822397.764282789" calcext:value-type="float">
            <text:p>822397.764282789</text:p>
          </table:table-cell>
          <table:table-cell office:value-type="float" office:value="596" calcext:value-type="float">
            <text:p>596.0</text:p>
          </table:table-cell>
          <table:table-cell office:value-type="float" office:value="5725.53861773448" calcext:value-type="float">
            <text:p>5725.53861773448</text:p>
          </table:table-cell>
          <table:table-cell office:value-type="float" office:value="498.492462311558" calcext:value-type="float">
            <text:p>498.49246</text:p>
          </table:table-cell>
          <table:table-cell office:value-type="float" office:value="1.34027763158609" calcext:value-type="float">
            <text:p>1.34028</text:p>
          </table:table-cell>
          <table:table-cell office:value-type="float" office:value="399" calcext:value-type="float">
            <text:p>399.0</text:p>
          </table:table-cell>
          <table:table-cell office:value-type="float" office:value="0.00785" calcext:value-type="float">
            <text:p>7.8500E-03</text:p>
          </table:table-cell>
          <table:table-cell office:value-type="float" office:value="399" calcext:value-type="float">
            <text:p>399.0</text:p>
          </table:table-cell>
          <table:table-cell office:value-type="float" office:value="0.00785" calcext:value-type="float">
            <text:p>7.8500E-0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.0</text:p>
          </table:table-cell>
          <table:table-cell table:style-name="ce7" office:value-type="float" office:value="841748.317536551" calcext:value-type="float">
            <text:p>841748.317536551</text:p>
          </table:table-cell>
          <table:table-cell office:value-type="float" office:value="600" calcext:value-type="float">
            <text:p>60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01.507537688442" calcext:value-type="float">
            <text:p>501.50754</text:p>
          </table:table-cell>
          <table:table-cell office:value-type="float" office:value="1.34012963661799" calcext:value-type="float">
            <text:p>1.34013</text:p>
          </table:table-cell>
          <table:table-cell office:value-type="float" office:value="401" calcext:value-type="float">
            <text:p>401.0</text:p>
          </table:table-cell>
          <table:table-cell office:value-type="float" office:value="0.00725" calcext:value-type="float">
            <text:p>7.2500E-03</text:p>
          </table:table-cell>
          <table:table-cell office:value-type="float" office:value="401" calcext:value-type="float">
            <text:p>401.0</text:p>
          </table:table-cell>
          <table:table-cell office:value-type="float" office:value="0.00725" calcext:value-type="float">
            <text:p>7.2500E-0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.0</text:p>
          </table:table-cell>
          <table:table-cell table:style-name="ce7" office:value-type="float" office:value="863024.196476318" calcext:value-type="float">
            <text:p>863024.196476318</text:p>
          </table:table-cell>
          <table:table-cell office:value-type="float" office:value="604" calcext:value-type="float">
            <text:p>60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04.522613065327" calcext:value-type="float">
            <text:p>504.52261</text:p>
          </table:table-cell>
          <table:table-cell office:value-type="float" office:value="1.33998434385844" calcext:value-type="float">
            <text:p>1.33998</text:p>
          </table:table-cell>
          <table:table-cell office:value-type="float" office:value="403" calcext:value-type="float">
            <text:p>403.0</text:p>
          </table:table-cell>
          <table:table-cell office:value-type="float" office:value="0.0065" calcext:value-type="float">
            <text:p>6.5000E-03</text:p>
          </table:table-cell>
          <table:table-cell office:value-type="float" office:value="403" calcext:value-type="float">
            <text:p>403.0</text:p>
          </table:table-cell>
          <table:table-cell office:value-type="float" office:value="0.0065" calcext:value-type="float">
            <text:p>6.5000E-0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.0</text:p>
          </table:table-cell>
          <table:table-cell table:style-name="ce7" office:value-type="float" office:value="884186.410512226" calcext:value-type="float">
            <text:p>884186.410512226</text:p>
          </table:table-cell>
          <table:table-cell office:value-type="float" office:value="608" calcext:value-type="float">
            <text:p>60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07.537688442211" calcext:value-type="float">
            <text:p>507.53769</text:p>
          </table:table-cell>
          <table:table-cell office:value-type="float" office:value="1.33984126563693" calcext:value-type="float">
            <text:p>1.33984</text:p>
          </table:table-cell>
          <table:table-cell office:value-type="float" office:value="405" calcext:value-type="float">
            <text:p>405.0</text:p>
          </table:table-cell>
          <table:table-cell office:value-type="float" office:value="0.00595" calcext:value-type="float">
            <text:p>5.9500E-03</text:p>
          </table:table-cell>
          <table:table-cell office:value-type="float" office:value="405" calcext:value-type="float">
            <text:p>405.0</text:p>
          </table:table-cell>
          <table:table-cell office:value-type="float" office:value="0.00595" calcext:value-type="float">
            <text:p>5.9500E-0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.0</text:p>
          </table:table-cell>
          <table:table-cell table:style-name="ce7" office:value-type="float" office:value="905235.868087896" calcext:value-type="float">
            <text:p>905235.868087896</text:p>
          </table:table-cell>
          <table:table-cell office:value-type="float" office:value="612" calcext:value-type="float">
            <text:p>61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0.552763819096" calcext:value-type="float">
            <text:p>510.55276</text:p>
          </table:table-cell>
          <table:table-cell office:value-type="float" office:value="1.33970084379246" calcext:value-type="float">
            <text:p>1.33970</text:p>
          </table:table-cell>
          <table:table-cell office:value-type="float" office:value="407" calcext:value-type="float">
            <text:p>407.0</text:p>
          </table:table-cell>
          <table:table-cell office:value-type="float" office:value="0.00535" calcext:value-type="float">
            <text:p>5.3500E-03</text:p>
          </table:table-cell>
          <table:table-cell office:value-type="float" office:value="407" calcext:value-type="float">
            <text:p>407.0</text:p>
          </table:table-cell>
          <table:table-cell office:value-type="float" office:value="0.00535" calcext:value-type="float">
            <text:p>5.3500E-0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.0</text:p>
          </table:table-cell>
          <table:table-cell table:style-name="ce7" office:value-type="float" office:value="926173.467991935" calcext:value-type="float">
            <text:p>926173.467991935</text:p>
          </table:table-cell>
          <table:table-cell office:value-type="float" office:value="616" calcext:value-type="float">
            <text:p>61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3.56783919598" calcext:value-type="float">
            <text:p>513.56784</text:p>
          </table:table-cell>
          <table:table-cell office:value-type="float" office:value="1.3395625243119" calcext:value-type="float">
            <text:p>1.33956</text:p>
          </table:table-cell>
          <table:table-cell office:value-type="float" office:value="409" calcext:value-type="float">
            <text:p>409.0</text:p>
          </table:table-cell>
          <table:table-cell office:value-type="float" office:value="0.00485" calcext:value-type="float">
            <text:p>4.8500E-03</text:p>
          </table:table-cell>
          <table:table-cell office:value-type="float" office:value="409" calcext:value-type="float">
            <text:p>409.0</text:p>
          </table:table-cell>
          <table:table-cell office:value-type="float" office:value="0.00485" calcext:value-type="float">
            <text:p>4.8500E-0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.0</text:p>
          </table:table-cell>
          <table:table-cell table:style-name="ce7" office:value-type="float" office:value="947000.099485865" calcext:value-type="float">
            <text:p>947000.099485865</text:p>
          </table:table-cell>
          <table:table-cell office:value-type="float" office:value="620" calcext:value-type="float">
            <text:p>62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6.582914572864" calcext:value-type="float">
            <text:p>516.58291</text:p>
          </table:table-cell>
          <table:table-cell office:value-type="float" office:value="1.33942662802508" calcext:value-type="float">
            <text:p>1.33943</text:p>
          </table:table-cell>
          <table:table-cell office:value-type="float" office:value="411" calcext:value-type="float">
            <text:p>411.0</text:p>
          </table:table-cell>
          <table:table-cell office:value-type="float" office:value="0.0046" calcext:value-type="float">
            <text:p>4.6000E-03</text:p>
          </table:table-cell>
          <table:table-cell office:value-type="float" office:value="411" calcext:value-type="float">
            <text:p>411.0</text:p>
          </table:table-cell>
          <table:table-cell office:value-type="float" office:value="0.0046" calcext:value-type="float">
            <text:p>4.6000E-0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.0</text:p>
          </table:table-cell>
          <table:table-cell table:style-name="ce7" office:value-type="float" office:value="969817.086794097" calcext:value-type="float">
            <text:p>969817.086794097</text:p>
          </table:table-cell>
          <table:table-cell office:value-type="float" office:value="624" calcext:value-type="float">
            <text:p>62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9.597989949749" calcext:value-type="float">
            <text:p>519.59799</text:p>
          </table:table-cell>
          <table:table-cell office:value-type="float" office:value="1.33929276491712" calcext:value-type="float">
            <text:p>1.33929</text:p>
          </table:table-cell>
          <table:table-cell office:value-type="float" office:value="413" calcext:value-type="float">
            <text:p>413.0</text:p>
          </table:table-cell>
          <table:table-cell office:value-type="float" office:value="0.0042" calcext:value-type="float">
            <text:p>4.2000E-03</text:p>
          </table:table-cell>
          <table:table-cell office:value-type="float" office:value="413" calcext:value-type="float">
            <text:p>413.0</text:p>
          </table:table-cell>
          <table:table-cell office:value-type="float" office:value="0.0042" calcext:value-type="float">
            <text:p>4.2000E-03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.0</text:p>
          </table:table-cell>
          <table:table-cell table:style-name="ce7" office:value-type="float" office:value="992501.62163165" calcext:value-type="float">
            <text:p>992501.62163165</text:p>
          </table:table-cell>
          <table:table-cell office:value-type="float" office:value="628" calcext:value-type="float">
            <text:p>62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22.613065326633" calcext:value-type="float">
            <text:p>522.61307</text:p>
          </table:table-cell>
          <table:table-cell office:value-type="float" office:value="1.33916117509692" calcext:value-type="float">
            <text:p>1.33916</text:p>
          </table:table-cell>
          <table:table-cell office:value-type="float" office:value="415" calcext:value-type="float">
            <text:p>415.0</text:p>
          </table:table-cell>
          <table:table-cell office:value-type="float" office:value="0.0039" calcext:value-type="float">
            <text:p>3.9000E-03</text:p>
          </table:table-cell>
          <table:table-cell office:value-type="float" office:value="415" calcext:value-type="float">
            <text:p>415.0</text:p>
          </table:table-cell>
          <table:table-cell office:value-type="float" office:value="0.0039" calcext:value-type="float">
            <text:p>3.9000E-0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.0</text:p>
          </table:table-cell>
          <table:table-cell table:style-name="ce7" office:value-type="float" office:value="1015054.85398934" calcext:value-type="float">
            <text:p>1015054.85398934</text:p>
          </table:table-cell>
          <table:table-cell office:value-type="float" office:value="632" calcext:value-type="float">
            <text:p>63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25.628140703518" calcext:value-type="float">
            <text:p>525.62814</text:p>
          </table:table-cell>
          <table:table-cell office:value-type="float" office:value="1.33903161068268" calcext:value-type="float">
            <text:p>1.33903</text:p>
          </table:table-cell>
          <table:table-cell office:value-type="float" office:value="417" calcext:value-type="float">
            <text:p>417.0</text:p>
          </table:table-cell>
          <table:table-cell office:value-type="float" office:value="0.00365" calcext:value-type="float">
            <text:p>3.6500E-03</text:p>
          </table:table-cell>
          <table:table-cell office:value-type="float" office:value="417" calcext:value-type="float">
            <text:p>417.0</text:p>
          </table:table-cell>
          <table:table-cell office:value-type="float" office:value="0.00365" calcext:value-type="float">
            <text:p>3.6500E-0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.0</text:p>
          </table:table-cell>
          <table:table-cell table:style-name="ce7" office:value-type="float" office:value="1037477.92058367" calcext:value-type="float">
            <text:p>1037477.92058367</text:p>
          </table:table-cell>
          <table:table-cell office:value-type="float" office:value="636" calcext:value-type="float">
            <text:p>63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28.643216080402" calcext:value-type="float">
            <text:p>528.64322</text:p>
          </table:table-cell>
          <table:table-cell office:value-type="float" office:value="1.33890409925321" calcext:value-type="float">
            <text:p>1.33890</text:p>
          </table:table-cell>
          <table:table-cell office:value-type="float" office:value="419" calcext:value-type="float">
            <text:p>419.0</text:p>
          </table:table-cell>
          <table:table-cell office:value-type="float" office:value="0.0034" calcext:value-type="float">
            <text:p>3.4000E-03</text:p>
          </table:table-cell>
          <table:table-cell office:value-type="float" office:value="419" calcext:value-type="float">
            <text:p>419.0</text:p>
          </table:table-cell>
          <table:table-cell office:value-type="float" office:value="0.0034" calcext:value-type="float">
            <text:p>3.4000E-0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.0</text:p>
          </table:table-cell>
          <table:table-cell table:style-name="ce7" office:value-type="float" office:value="1059771.9450478" calcext:value-type="float">
            <text:p>1059771.9450478</text:p>
          </table:table-cell>
          <table:table-cell office:value-type="float" office:value="640" calcext:value-type="float">
            <text:p>64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31.658291457286" calcext:value-type="float">
            <text:p>531.65829</text:p>
          </table:table-cell>
          <table:table-cell office:value-type="float" office:value="1.33877855973053" calcext:value-type="float">
            <text:p>1.33878</text:p>
          </table:table-cell>
          <table:table-cell office:value-type="float" office:value="421" calcext:value-type="float">
            <text:p>421.0</text:p>
          </table:table-cell>
          <table:table-cell office:value-type="float" office:value="0.0031" calcext:value-type="float">
            <text:p>3.1000E-03</text:p>
          </table:table-cell>
          <table:table-cell office:value-type="float" office:value="421" calcext:value-type="float">
            <text:p>421.0</text:p>
          </table:table-cell>
          <table:table-cell office:value-type="float" office:value="0.0031" calcext:value-type="float">
            <text:p>3.1000E-0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.0</text:p>
          </table:table-cell>
          <table:table-cell table:style-name="ce7" office:value-type="float" office:value="1084107.54095353" calcext:value-type="float">
            <text:p>1084107.54095353</text:p>
          </table:table-cell>
          <table:table-cell office:value-type="float" office:value="644" calcext:value-type="float">
            <text:p>64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34.673366834171" calcext:value-type="float">
            <text:p>534.67337</text:p>
          </table:table-cell>
          <table:table-cell office:value-type="float" office:value="1.33865494256967" calcext:value-type="float">
            <text:p>1.33865</text:p>
          </table:table-cell>
          <table:table-cell office:value-type="float" office:value="423" calcext:value-type="float">
            <text:p>423.0</text:p>
          </table:table-cell>
          <table:table-cell office:value-type="float" office:value="0.00295" calcext:value-type="float">
            <text:p>2.9500E-03</text:p>
          </table:table-cell>
          <table:table-cell office:value-type="float" office:value="423" calcext:value-type="float">
            <text:p>423.0</text:p>
          </table:table-cell>
          <table:table-cell office:value-type="float" office:value="0.00295" calcext:value-type="float">
            <text:p>2.9500E-03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.0</text:p>
          </table:table-cell>
          <table:table-cell table:style-name="ce7" office:value-type="float" office:value="1108290.30369948" calcext:value-type="float">
            <text:p>1108290.30369948</text:p>
          </table:table-cell>
          <table:table-cell office:value-type="float" office:value="648" calcext:value-type="float">
            <text:p>64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37.688442211055" calcext:value-type="float">
            <text:p>537.68844</text:p>
          </table:table-cell>
          <table:table-cell office:value-type="float" office:value="1.33853321279691" calcext:value-type="float">
            <text:p>1.33853</text:p>
          </table:table-cell>
          <table:table-cell office:value-type="float" office:value="425" calcext:value-type="float">
            <text:p>425.0</text:p>
          </table:table-cell>
          <table:table-cell office:value-type="float" office:value="0.0027" calcext:value-type="float">
            <text:p>2.7000E-03</text:p>
          </table:table-cell>
          <table:table-cell office:value-type="float" office:value="425" calcext:value-type="float">
            <text:p>425.0</text:p>
          </table:table-cell>
          <table:table-cell office:value-type="float" office:value="0.0027" calcext:value-type="float">
            <text:p>2.7000E-0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.0</text:p>
          </table:table-cell>
          <table:table-cell table:style-name="ce7" office:value-type="float" office:value="1132321.66852013" calcext:value-type="float">
            <text:p>1132321.66852013</text:p>
          </table:table-cell>
          <table:table-cell office:value-type="float" office:value="652" calcext:value-type="float">
            <text:p>65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0.70351758794" calcext:value-type="float">
            <text:p>540.70352</text:p>
          </table:table-cell>
          <table:table-cell office:value-type="float" office:value="1.33841336319507" calcext:value-type="float">
            <text:p>1.33841</text:p>
          </table:table-cell>
          <table:table-cell office:value-type="float" office:value="427" calcext:value-type="float">
            <text:p>427.0</text:p>
          </table:table-cell>
          <table:table-cell office:value-type="float" office:value="0.00235" calcext:value-type="float">
            <text:p>2.3500E-03</text:p>
          </table:table-cell>
          <table:table-cell office:value-type="float" office:value="427" calcext:value-type="float">
            <text:p>427.0</text:p>
          </table:table-cell>
          <table:table-cell office:value-type="float" office:value="0.00235" calcext:value-type="float">
            <text:p>2.3500E-0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.0</text:p>
          </table:table-cell>
          <table:table-cell table:style-name="ce7" office:value-type="float" office:value="1156203.05273527" calcext:value-type="float">
            <text:p>1156203.05273527</text:p>
          </table:table-cell>
          <table:table-cell office:value-type="float" office:value="656" calcext:value-type="float">
            <text:p>65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3.718592964824" calcext:value-type="float">
            <text:p>543.71859</text:p>
          </table:table-cell>
          <table:table-cell office:value-type="float" office:value="1.33829527961715" calcext:value-type="float">
            <text:p>1.33830</text:p>
          </table:table-cell>
          <table:table-cell office:value-type="float" office:value="429" calcext:value-type="float">
            <text:p>429.0</text:p>
          </table:table-cell>
          <table:table-cell office:value-type="float" office:value="0.0022" calcext:value-type="float">
            <text:p>2.2000E-03</text:p>
          </table:table-cell>
          <table:table-cell office:value-type="float" office:value="429" calcext:value-type="float">
            <text:p>429.0</text:p>
          </table:table-cell>
          <table:table-cell office:value-type="float" office:value="0.0022" calcext:value-type="float">
            <text:p>2.2000E-0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.0</text:p>
          </table:table-cell>
          <table:table-cell table:style-name="ce7" office:value-type="float" office:value="1179935.85602863" calcext:value-type="float">
            <text:p>1179935.85602863</text:p>
          </table:table-cell>
          <table:table-cell office:value-type="float" office:value="660" calcext:value-type="float">
            <text:p>66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6.733668341709" calcext:value-type="float">
            <text:p>546.73367</text:p>
          </table:table-cell>
          <table:table-cell office:value-type="float" office:value="1.33817895875572" calcext:value-type="float">
            <text:p>1.33818</text:p>
          </table:table-cell>
          <table:table-cell office:value-type="float" office:value="431" calcext:value-type="float">
            <text:p>431.0</text:p>
          </table:table-cell>
          <table:table-cell office:value-type="float" office:value="0.002" calcext:value-type="float">
            <text:p>2.0000E-03</text:p>
          </table:table-cell>
          <table:table-cell office:value-type="float" office:value="431" calcext:value-type="float">
            <text:p>431.0</text:p>
          </table:table-cell>
          <table:table-cell office:value-type="float" office:value="0.002" calcext:value-type="float">
            <text:p>2.0000E-0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.0</text:p>
          </table:table-cell>
          <table:table-cell table:style-name="ce7" office:value-type="float" office:value="1205758.57560101" calcext:value-type="float">
            <text:p>1205758.57560101</text:p>
          </table:table-cell>
          <table:table-cell office:value-type="float" office:value="664" calcext:value-type="float">
            <text:p>66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9.748743718593" calcext:value-type="float">
            <text:p>549.74874</text:p>
          </table:table-cell>
          <table:table-cell office:value-type="float" office:value="1.33806423705174" calcext:value-type="float">
            <text:p>1.33806</text:p>
          </table:table-cell>
          <table:table-cell office:value-type="float" office:value="433" calcext:value-type="float">
            <text:p>433.0</text:p>
          </table:table-cell>
          <table:table-cell office:value-type="float" office:value="0.0018" calcext:value-type="float">
            <text:p>1.8000E-03</text:p>
          </table:table-cell>
          <table:table-cell office:value-type="float" office:value="433" calcext:value-type="float">
            <text:p>433.0</text:p>
          </table:table-cell>
          <table:table-cell office:value-type="float" office:value="0.0018" calcext:value-type="float">
            <text:p>1.8000E-0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.0</text:p>
          </table:table-cell>
          <table:table-cell table:style-name="ce7" office:value-type="float" office:value="1231406.53618704" calcext:value-type="float">
            <text:p>1231406.53618704</text:p>
          </table:table-cell>
          <table:table-cell office:value-type="float" office:value="668" calcext:value-type="float">
            <text:p>66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52.763819095477" calcext:value-type="float">
            <text:p>552.76382</text:p>
          </table:table-cell>
          <table:table-cell office:value-type="float" office:value="1.33795128113348" calcext:value-type="float">
            <text:p>1.33795</text:p>
          </table:table-cell>
          <table:table-cell office:value-type="float" office:value="435" calcext:value-type="float">
            <text:p>435.0</text:p>
          </table:table-cell>
          <table:table-cell office:value-type="float" office:value="0.00165" calcext:value-type="float">
            <text:p>1.6500E-03</text:p>
          </table:table-cell>
          <table:table-cell office:value-type="float" office:value="435" calcext:value-type="float">
            <text:p>435.0</text:p>
          </table:table-cell>
          <table:table-cell office:value-type="float" office:value="0.00165" calcext:value-type="float">
            <text:p>1.6500E-0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.0</text:p>
          </table:table-cell>
          <table:table-cell table:style-name="ce7" office:value-type="float" office:value="1256881.50586391" calcext:value-type="float">
            <text:p>1256881.50586391</text:p>
          </table:table-cell>
          <table:table-cell office:value-type="float" office:value="672" calcext:value-type="float">
            <text:p>67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55.778894472362" calcext:value-type="float">
            <text:p>555.77889</text:p>
          </table:table-cell>
          <table:table-cell office:value-type="float" office:value="1.33783993163748" calcext:value-type="float">
            <text:p>1.33784</text:p>
          </table:table-cell>
          <table:table-cell office:value-type="float" office:value="437" calcext:value-type="float">
            <text:p>437.0</text:p>
          </table:table-cell>
          <table:table-cell office:value-type="float" office:value="0.00145" calcext:value-type="float">
            <text:p>1.4500E-03</text:p>
          </table:table-cell>
          <table:table-cell office:value-type="float" office:value="437" calcext:value-type="float">
            <text:p>437.0</text:p>
          </table:table-cell>
          <table:table-cell office:value-type="float" office:value="0.00145" calcext:value-type="float">
            <text:p>1.4500E-0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.0</text:p>
          </table:table-cell>
          <table:table-cell table:style-name="ce7" office:value-type="float" office:value="1282185.22893823" calcext:value-type="float">
            <text:p>1282185.22893823</text:p>
          </table:table-cell>
          <table:table-cell office:value-type="float" office:value="676" calcext:value-type="float">
            <text:p>67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58.793969849246" calcext:value-type="float">
            <text:p>558.79397</text:p>
          </table:table-cell>
          <table:table-cell office:value-type="float" office:value="1.33773014994726" calcext:value-type="float">
            <text:p>1.33773</text:p>
          </table:table-cell>
          <table:table-cell office:value-type="float" office:value="439" calcext:value-type="float">
            <text:p>439.0</text:p>
          </table:table-cell>
          <table:table-cell office:value-type="float" office:value="0.00135" calcext:value-type="float">
            <text:p>1.3500E-03</text:p>
          </table:table-cell>
          <table:table-cell office:value-type="float" office:value="439" calcext:value-type="float">
            <text:p>439.0</text:p>
          </table:table-cell>
          <table:table-cell office:value-type="float" office:value="0.00135" calcext:value-type="float">
            <text:p>1.3500E-0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.0</text:p>
          </table:table-cell>
          <table:table-cell table:style-name="ce7" office:value-type="float" office:value="1307319.42634418" calcext:value-type="float">
            <text:p>1307319.42634418</text:p>
          </table:table-cell>
          <table:table-cell office:value-type="float" office:value="680" calcext:value-type="float">
            <text:p>68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61.809045226131" calcext:value-type="float">
            <text:p>561.80905</text:p>
          </table:table-cell>
          <table:table-cell office:value-type="float" office:value="1.33762182601347" calcext:value-type="float">
            <text:p>1.33762</text:p>
          </table:table-cell>
          <table:table-cell office:value-type="float" office:value="441" calcext:value-type="float">
            <text:p>441.0</text:p>
          </table:table-cell>
          <table:table-cell office:value-type="float" office:value="0.00125" calcext:value-type="float">
            <text:p>1.2500E-03</text:p>
          </table:table-cell>
          <table:table-cell office:value-type="float" office:value="441" calcext:value-type="float">
            <text:p>441.0</text:p>
          </table:table-cell>
          <table:table-cell office:value-type="float" office:value="0.00125" calcext:value-type="float">
            <text:p>1.2500E-0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.0</text:p>
          </table:table-cell>
          <table:table-cell table:style-name="ce7" office:value-type="float" office:value="1334581.46724734" calcext:value-type="float">
            <text:p>1334581.46724734</text:p>
          </table:table-cell>
          <table:table-cell office:value-type="float" office:value="684" calcext:value-type="float">
            <text:p>68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64.824120603015" calcext:value-type="float">
            <text:p>564.82412</text:p>
          </table:table-cell>
          <table:table-cell office:value-type="float" office:value="1.33751510622231" calcext:value-type="float">
            <text:p>1.33752</text:p>
          </table:table-cell>
          <table:table-cell office:value-type="float" office:value="443" calcext:value-type="float">
            <text:p>443.0</text:p>
          </table:table-cell>
          <table:table-cell office:value-type="float" office:value="0.00115" calcext:value-type="float">
            <text:p>1.1500E-03</text:p>
          </table:table-cell>
          <table:table-cell office:value-type="float" office:value="443" calcext:value-type="float">
            <text:p>443.0</text:p>
          </table:table-cell>
          <table:table-cell office:value-type="float" office:value="0.00115" calcext:value-type="float">
            <text:p>1.1500E-0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.0</text:p>
          </table:table-cell>
          <table:table-cell table:style-name="ce7" office:value-type="float" office:value="1361645.45598186" calcext:value-type="float">
            <text:p>1361645.45598186</text:p>
          </table:table-cell>
          <table:table-cell office:value-type="float" office:value="688" calcext:value-type="float">
            <text:p>68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67.8391959799" calcext:value-type="float">
            <text:p>567.83920</text:p>
          </table:table-cell>
          <table:table-cell office:value-type="float" office:value="1.33740985523595" calcext:value-type="float">
            <text:p>1.33741</text:p>
          </table:table-cell>
          <table:table-cell office:value-type="float" office:value="445" calcext:value-type="float">
            <text:p>445.0</text:p>
          </table:table-cell>
          <table:table-cell office:value-type="float" office:value="0.001" calcext:value-type="float">
            <text:p>1.0000E-03</text:p>
          </table:table-cell>
          <table:table-cell office:value-type="float" office:value="445" calcext:value-type="float">
            <text:p>445.0</text:p>
          </table:table-cell>
          <table:table-cell office:value-type="float" office:value="0.001" calcext:value-type="float">
            <text:p>1.0000E-0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.0</text:p>
          </table:table-cell>
          <table:table-cell table:style-name="ce7" office:value-type="float" office:value="1388513.54293876" calcext:value-type="float">
            <text:p>1388513.54293876</text:p>
          </table:table-cell>
          <table:table-cell office:value-type="float" office:value="692" calcext:value-type="float">
            <text:p>69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0.854271356784" calcext:value-type="float">
            <text:p>570.85427</text:p>
          </table:table-cell>
          <table:table-cell office:value-type="float" office:value="1.33730601634447" calcext:value-type="float">
            <text:p>1.33731</text:p>
          </table:table-cell>
          <table:table-cell office:value-type="float" office:value="447" calcext:value-type="float">
            <text:p>447.0</text:p>
          </table:table-cell>
          <table:table-cell office:value-type="float" office:value="0.00095" calcext:value-type="float">
            <text:p>9.5000E-04</text:p>
          </table:table-cell>
          <table:table-cell office:value-type="float" office:value="447" calcext:value-type="float">
            <text:p>447.0</text:p>
          </table:table-cell>
          <table:table-cell office:value-type="float" office:value="0.00095" calcext:value-type="float">
            <text:p>9.5000E-0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.0</text:p>
          </table:table-cell>
          <table:table-cell table:style-name="ce7" office:value-type="float" office:value="1415187.84749022" calcext:value-type="float">
            <text:p>1415187.84749022</text:p>
          </table:table-cell>
          <table:table-cell office:value-type="float" office:value="696" calcext:value-type="float">
            <text:p>69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3.869346733668" calcext:value-type="float">
            <text:p>573.86935</text:p>
          </table:table-cell>
          <table:table-cell office:value-type="float" office:value="1.3372035086093" calcext:value-type="float">
            <text:p>1.33720</text:p>
          </table:table-cell>
          <table:table-cell office:value-type="float" office:value="449" calcext:value-type="float">
            <text:p>449.0</text:p>
          </table:table-cell>
          <table:table-cell office:value-type="float" office:value="0.0009" calcext:value-type="float">
            <text:p>9.0000E-04</text:p>
          </table:table-cell>
          <table:table-cell office:value-type="float" office:value="449" calcext:value-type="float">
            <text:p>449.0</text:p>
          </table:table-cell>
          <table:table-cell office:value-type="float" office:value="0.0009" calcext:value-type="float">
            <text:p>9.0000E-0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.0</text:p>
          </table:table-cell>
          <table:table-cell table:style-name="ce7" office:value-type="float" office:value="1441670.45854694" calcext:value-type="float">
            <text:p>1441670.45854694</text:p>
          </table:table-cell>
          <table:table-cell office:value-type="float" office:value="700" calcext:value-type="float">
            <text:p>70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6.884422110553" calcext:value-type="float">
            <text:p>576.88442</text:p>
          </table:table-cell>
          <table:table-cell office:value-type="float" office:value="1.33710246219463" calcext:value-type="float">
            <text:p>1.33710</text:p>
          </table:table-cell>
          <table:table-cell office:value-type="float" office:value="451" calcext:value-type="float">
            <text:p>451.0</text:p>
          </table:table-cell>
          <table:table-cell office:value-type="float" office:value="0.00075" calcext:value-type="float">
            <text:p>7.5000E-04</text:p>
          </table:table-cell>
          <table:table-cell office:value-type="float" office:value="451" calcext:value-type="float">
            <text:p>451.0</text:p>
          </table:table-cell>
          <table:table-cell office:value-type="float" office:value="0.00075" calcext:value-type="float">
            <text:p>7.5000E-04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.0</text:p>
          </table:table-cell>
          <table:table-cell table:style-name="ce7" office:value-type="float" office:value="1470306.75408186" calcext:value-type="float">
            <text:p>1470306.75408186</text:p>
          </table:table-cell>
          <table:table-cell office:value-type="float" office:value="704" calcext:value-type="float">
            <text:p>70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9.899497487437" calcext:value-type="float">
            <text:p>579.89950</text:p>
          </table:table-cell>
          <table:table-cell office:value-type="float" office:value="1.337002633061" calcext:value-type="float">
            <text:p>1.33700</text:p>
          </table:table-cell>
          <table:table-cell office:value-type="float" office:value="453" calcext:value-type="float">
            <text:p>453.0</text:p>
          </table:table-cell>
          <table:table-cell office:value-type="float" office:value="0.00075" calcext:value-type="float">
            <text:p>7.5000E-04</text:p>
          </table:table-cell>
          <table:table-cell office:value-type="float" office:value="453" calcext:value-type="float">
            <text:p>453.0</text:p>
          </table:table-cell>
          <table:table-cell office:value-type="float" office:value="0.00075" calcext:value-type="float">
            <text:p>7.5000E-04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.0</text:p>
          </table:table-cell>
          <table:table-cell table:style-name="ce7" office:value-type="float" office:value="1498720.58535676" calcext:value-type="float">
            <text:p>1498720.58535676</text:p>
          </table:table-cell>
          <table:table-cell office:value-type="float" office:value="708" calcext:value-type="float">
            <text:p>70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82.914572864322" calcext:value-type="float">
            <text:p>582.91457</text:p>
          </table:table-cell>
          <table:table-cell office:value-type="float" office:value="1.33690420555077" calcext:value-type="float">
            <text:p>1.33690</text:p>
          </table:table-cell>
          <table:table-cell office:value-type="float" office:value="455" calcext:value-type="float">
            <text:p>455.0</text:p>
          </table:table-cell>
          <table:table-cell office:value-type="float" office:value="0.00065" calcext:value-type="float">
            <text:p>6.5000E-04</text:p>
          </table:table-cell>
          <table:table-cell office:value-type="float" office:value="455" calcext:value-type="float">
            <text:p>455.0</text:p>
          </table:table-cell>
          <table:table-cell office:value-type="float" office:value="0.00065" calcext:value-type="float">
            <text:p>6.5000E-0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.0</text:p>
          </table:table-cell>
          <table:table-cell table:style-name="ce7" office:value-type="float" office:value="1526914.53469876" calcext:value-type="float">
            <text:p>1526914.53469876</text:p>
          </table:table-cell>
          <table:table-cell office:value-type="float" office:value="712" calcext:value-type="float">
            <text:p>71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85.929648241206" calcext:value-type="float">
            <text:p>585.92965</text:p>
          </table:table-cell>
          <table:table-cell office:value-type="float" office:value="1.33680699549976" calcext:value-type="float">
            <text:p>1.33681</text:p>
          </table:table-cell>
          <table:table-cell office:value-type="float" office:value="457" calcext:value-type="float">
            <text:p>457.0</text:p>
          </table:table-cell>
          <table:table-cell office:value-type="float" office:value="0.0006" calcext:value-type="float">
            <text:p>6.0000E-04</text:p>
          </table:table-cell>
          <table:table-cell office:value-type="float" office:value="457" calcext:value-type="float">
            <text:p>457.0</text:p>
          </table:table-cell>
          <table:table-cell office:value-type="float" office:value="0.0006" calcext:value-type="float">
            <text:p>6.0000E-04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.0</text:p>
          </table:table-cell>
          <table:table-cell table:style-name="ce7" office:value-type="float" office:value="1554891.1446221" calcext:value-type="float">
            <text:p>1554891.1446221</text:p>
          </table:table-cell>
          <table:table-cell office:value-type="float" office:value="716" calcext:value-type="float">
            <text:p>71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88.94472361809" calcext:value-type="float">
            <text:p>588.94472</text:p>
          </table:table-cell>
          <table:table-cell office:value-type="float" office:value="1.33671112025019" calcext:value-type="float">
            <text:p>1.33671</text:p>
          </table:table-cell>
          <table:table-cell office:value-type="float" office:value="459" calcext:value-type="float">
            <text:p>459.0</text:p>
          </table:table-cell>
          <table:table-cell office:value-type="float" office:value="0.00055" calcext:value-type="float">
            <text:p>5.5000E-04</text:p>
          </table:table-cell>
          <table:table-cell office:value-type="float" office:value="459" calcext:value-type="float">
            <text:p>459.0</text:p>
          </table:table-cell>
          <table:table-cell office:value-type="float" office:value="0.00055" calcext:value-type="float">
            <text:p>5.5000E-04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.0</text:p>
          </table:table-cell>
          <table:table-cell table:style-name="ce7" office:value-type="float" office:value="1582652.91859241" calcext:value-type="float">
            <text:p>1582652.91859241</text:p>
          </table:table-cell>
          <table:table-cell office:value-type="float" office:value="720" calcext:value-type="float">
            <text:p>72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91.959798994975" calcext:value-type="float">
            <text:p>591.95980</text:p>
          </table:table-cell>
          <table:table-cell office:value-type="float" office:value="1.33661635057719" calcext:value-type="float">
            <text:p>1.33662</text:p>
          </table:table-cell>
          <table:table-cell office:value-type="float" office:value="461" calcext:value-type="float">
            <text:p>461.0</text:p>
          </table:table-cell>
          <table:table-cell office:value-type="float" office:value="0.00045" calcext:value-type="float">
            <text:p>4.5000E-04</text:p>
          </table:table-cell>
          <table:table-cell office:value-type="float" office:value="461" calcext:value-type="float">
            <text:p>461.0</text:p>
          </table:table-cell>
          <table:table-cell office:value-type="float" office:value="0.00045" calcext:value-type="float">
            <text:p>4.5000E-04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.0</text:p>
          </table:table-cell>
          <table:table-cell table:style-name="ce7" office:value-type="float" office:value="1612586.26517784" calcext:value-type="float">
            <text:p>1612586.26517784</text:p>
          </table:table-cell>
          <table:table-cell office:value-type="float" office:value="724" calcext:value-type="float">
            <text:p>72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94.974874371859" calcext:value-type="float">
            <text:p>594.97487</text:p>
          </table:table-cell>
          <table:table-cell office:value-type="float" office:value="1.33652273340594" calcext:value-type="float">
            <text:p>1.33652</text:p>
          </table:table-cell>
          <table:table-cell office:value-type="float" office:value="463" calcext:value-type="float">
            <text:p>463.0</text:p>
          </table:table-cell>
          <table:table-cell office:value-type="float" office:value="0.00045" calcext:value-type="float">
            <text:p>4.5000E-04</text:p>
          </table:table-cell>
          <table:table-cell office:value-type="float" office:value="463" calcext:value-type="float">
            <text:p>463.0</text:p>
          </table:table-cell>
          <table:table-cell office:value-type="float" office:value="0.00045" calcext:value-type="float">
            <text:p>4.5000E-0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.0</text:p>
          </table:table-cell>
          <table:table-cell table:style-name="ce7" office:value-type="float" office:value="1642271.84400328" calcext:value-type="float">
            <text:p>1642271.84400328</text:p>
          </table:table-cell>
          <table:table-cell office:value-type="float" office:value="728" calcext:value-type="float">
            <text:p>72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97.989949748744" calcext:value-type="float">
            <text:p>597.98995</text:p>
          </table:table-cell>
          <table:table-cell office:value-type="float" office:value="1.3364303557695" calcext:value-type="float">
            <text:p>1.33643</text:p>
          </table:table-cell>
          <table:table-cell office:value-type="float" office:value="465" calcext:value-type="float">
            <text:p>465.0</text:p>
          </table:table-cell>
          <table:table-cell office:value-type="float" office:value="0.0004" calcext:value-type="float">
            <text:p>4.0000E-04</text:p>
          </table:table-cell>
          <table:table-cell office:value-type="float" office:value="465" calcext:value-type="float">
            <text:p>465.0</text:p>
          </table:table-cell>
          <table:table-cell office:value-type="float" office:value="0.0004" calcext:value-type="float">
            <text:p>4.0000E-04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.0</text:p>
          </table:table-cell>
          <table:table-cell table:style-name="ce7" office:value-type="float" office:value="1671712.71866749" calcext:value-type="float">
            <text:p>1671712.71866749</text:p>
          </table:table-cell>
          <table:table-cell office:value-type="float" office:value="732" calcext:value-type="float">
            <text:p>73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01.005025125628" calcext:value-type="float">
            <text:p>601.00503</text:p>
          </table:table-cell>
          <table:table-cell office:value-type="float" office:value="1.33633907419761" calcext:value-type="float">
            <text:p>1.33634</text:p>
          </table:table-cell>
          <table:table-cell office:value-type="float" office:value="467" calcext:value-type="float">
            <text:p>467.0</text:p>
          </table:table-cell>
          <table:table-cell office:value-type="float" office:value="0.00035" calcext:value-type="float">
            <text:p>3.5000E-04</text:p>
          </table:table-cell>
          <table:table-cell office:value-type="float" office:value="467" calcext:value-type="float">
            <text:p>467.0</text:p>
          </table:table-cell>
          <table:table-cell office:value-type="float" office:value="0.00035" calcext:value-type="float">
            <text:p>3.5000E-04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.0</text:p>
          </table:table-cell>
          <table:table-cell table:style-name="ce7" office:value-type="float" office:value="1700911.90246886" calcext:value-type="float">
            <text:p>1700911.90246886</text:p>
          </table:table-cell>
          <table:table-cell office:value-type="float" office:value="736" calcext:value-type="float">
            <text:p>73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04.020100502513" calcext:value-type="float">
            <text:p>604.02010</text:p>
          </table:table-cell>
          <table:table-cell office:value-type="float" office:value="1.33624892539015" calcext:value-type="float">
            <text:p>1.33625</text:p>
          </table:table-cell>
          <table:table-cell office:value-type="float" office:value="469" calcext:value-type="float">
            <text:p>469.0</text:p>
          </table:table-cell>
          <table:table-cell office:value-type="float" office:value="0.00035" calcext:value-type="float">
            <text:p>3.5000E-04</text:p>
          </table:table-cell>
          <table:table-cell office:value-type="float" office:value="469" calcext:value-type="float">
            <text:p>469.0</text:p>
          </table:table-cell>
          <table:table-cell office:value-type="float" office:value="0.00035" calcext:value-type="float">
            <text:p>3.5000E-04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.0</text:p>
          </table:table-cell>
          <table:table-cell table:style-name="ce7" office:value-type="float" office:value="1729872.35943347" calcext:value-type="float">
            <text:p>1729872.35943347</text:p>
          </table:table-cell>
          <table:table-cell office:value-type="float" office:value="740" calcext:value-type="float">
            <text:p>74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07.035175879397" calcext:value-type="float">
            <text:p>607.03518</text:p>
          </table:table-cell>
          <table:table-cell office:value-type="float" office:value="1.33615981737747" calcext:value-type="float">
            <text:p>1.33616</text:p>
          </table:table-cell>
          <table:table-cell office:value-type="float" office:value="471" calcext:value-type="float">
            <text:p>471.0</text:p>
          </table:table-cell>
          <table:table-cell office:value-type="float" office:value="0.00025" calcext:value-type="float">
            <text:p>2.5000E-04</text:p>
          </table:table-cell>
          <table:table-cell office:value-type="float" office:value="471" calcext:value-type="float">
            <text:p>471.0</text:p>
          </table:table-cell>
          <table:table-cell office:value-type="float" office:value="0.00025" calcext:value-type="float">
            <text:p>2.5000E-04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.0</text:p>
          </table:table-cell>
          <table:table-cell table:style-name="ce7" office:value-type="float" office:value="1761011.43055638" calcext:value-type="float">
            <text:p>1761011.43055638</text:p>
          </table:table-cell>
          <table:table-cell office:value-type="float" office:value="744" calcext:value-type="float">
            <text:p>74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0.050251256281" calcext:value-type="float">
            <text:p>610.05025</text:p>
          </table:table-cell>
          <table:table-cell office:value-type="float" office:value="1.336071792544" calcext:value-type="float">
            <text:p>1.33607</text:p>
          </table:table-cell>
          <table:table-cell office:value-type="float" office:value="473" calcext:value-type="float">
            <text:p>473.0</text:p>
          </table:table-cell>
          <table:table-cell office:value-type="float" office:value="0.0003" calcext:value-type="float">
            <text:p>3.0000E-04</text:p>
          </table:table-cell>
          <table:table-cell office:value-type="float" office:value="473" calcext:value-type="float">
            <text:p>473.0</text:p>
          </table:table-cell>
          <table:table-cell office:value-type="float" office:value="0.0003" calcext:value-type="float">
            <text:p>3.0000E-04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.0</text:p>
          </table:table-cell>
          <table:table-cell table:style-name="ce7" office:value-type="float" office:value="1791876.84699044" calcext:value-type="float">
            <text:p>1791876.84699044</text:p>
          </table:table-cell>
          <table:table-cell office:value-type="float" office:value="748" calcext:value-type="float">
            <text:p>74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3.065326633166" calcext:value-type="float">
            <text:p>613.06533</text:p>
          </table:table-cell>
          <table:table-cell office:value-type="float" office:value="1.33598476478066" calcext:value-type="float">
            <text:p>1.33598</text:p>
          </table:table-cell>
          <table:table-cell office:value-type="float" office:value="475" calcext:value-type="float">
            <text:p>475.0</text:p>
          </table:table-cell>
          <table:table-cell office:value-type="float" office:value="0.00025" calcext:value-type="float">
            <text:p>2.5000E-04</text:p>
          </table:table-cell>
          <table:table-cell office:value-type="float" office:value="475" calcext:value-type="float">
            <text:p>475.0</text:p>
          </table:table-cell>
          <table:table-cell office:value-type="float" office:value="0.00025" calcext:value-type="float">
            <text:p>2.5000E-04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.0</text:p>
          </table:table-cell>
          <table:table-cell table:style-name="ce7" office:value-type="float" office:value="1822472.20032974" calcext:value-type="float">
            <text:p>1822472.20032974</text:p>
          </table:table-cell>
          <table:table-cell office:value-type="float" office:value="752" calcext:value-type="float">
            <text:p>75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6.08040201005" calcext:value-type="float">
            <text:p>616.08040</text:p>
          </table:table-cell>
          <table:table-cell office:value-type="float" office:value="1.33589877727985" calcext:value-type="float">
            <text:p>1.33590</text:p>
          </table:table-cell>
          <table:table-cell office:value-type="float" office:value="477" calcext:value-type="float">
            <text:p>477.0</text:p>
          </table:table-cell>
          <table:table-cell office:value-type="float" office:value="0.0002" calcext:value-type="float">
            <text:p>2.0000E-04</text:p>
          </table:table-cell>
          <table:table-cell office:value-type="float" office:value="477" calcext:value-type="float">
            <text:p>477.0</text:p>
          </table:table-cell>
          <table:table-cell office:value-type="float" office:value="0.0002" calcext:value-type="float">
            <text:p>2.0000E-04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.0</text:p>
          </table:table-cell>
          <table:table-cell table:style-name="ce7" office:value-type="float" office:value="1852801.01959146" calcext:value-type="float">
            <text:p>1852801.01959146</text:p>
          </table:table-cell>
          <table:table-cell office:value-type="float" office:value="756" calcext:value-type="float">
            <text:p>75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9.095477386935" calcext:value-type="float">
            <text:p>619.09548</text:p>
          </table:table-cell>
          <table:table-cell office:value-type="float" office:value="1.33581373267341" calcext:value-type="float">
            <text:p>1.33581</text:p>
          </table:table-cell>
          <table:table-cell office:value-type="float" office:value="479" calcext:value-type="float">
            <text:p>479.0</text:p>
          </table:table-cell>
          <table:table-cell office:value-type="float" office:value="0.0002" calcext:value-type="float">
            <text:p>2.0000E-04</text:p>
          </table:table-cell>
          <table:table-cell office:value-type="float" office:value="479" calcext:value-type="float">
            <text:p>479.0</text:p>
          </table:table-cell>
          <table:table-cell office:value-type="float" office:value="0.0002" calcext:value-type="float">
            <text:p>2.0000E-04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.0</text:p>
          </table:table-cell>
          <table:table-cell table:style-name="ce7" office:value-type="float" office:value="1882866.77257272" calcext:value-type="float">
            <text:p>1882866.77257272</text:p>
          </table:table-cell>
          <table:table-cell office:value-type="float" office:value="760" calcext:value-type="float">
            <text:p>76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22.110552763819" calcext:value-type="float">
            <text:p>622.11055</text:p>
          </table:table-cell>
          <table:table-cell office:value-type="float" office:value="1.33572962685204" calcext:value-type="float">
            <text:p>1.33573</text:p>
          </table:table-cell>
          <table:table-cell office:value-type="float" office:value="481" calcext:value-type="float">
            <text:p>481.0</text:p>
          </table:table-cell>
          <table:table-cell office:value-type="float" office:value="0.0002" calcext:value-type="float">
            <text:p>2.0000E-04</text:p>
          </table:table-cell>
          <table:table-cell office:value-type="float" office:value="481" calcext:value-type="float">
            <text:p>481.0</text:p>
          </table:table-cell>
          <table:table-cell office:value-type="float" office:value="0.0002" calcext:value-type="float">
            <text:p>2.0000E-04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.0</text:p>
          </table:table-cell>
          <table:table-cell table:style-name="ce7" office:value-type="float" office:value="1915110.0355778" calcext:value-type="float">
            <text:p>1915110.0355778</text:p>
          </table:table-cell>
          <table:table-cell office:value-type="float" office:value="764" calcext:value-type="float">
            <text:p>76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25.125628140704" calcext:value-type="float">
            <text:p>625.12563</text:p>
          </table:table-cell>
          <table:table-cell office:value-type="float" office:value="1.33564654631967" calcext:value-type="float">
            <text:p>1.33565</text:p>
          </table:table-cell>
          <table:table-cell office:value-type="float" office:value="483" calcext:value-type="float">
            <text:p>483.0</text:p>
          </table:table-cell>
          <table:table-cell office:value-type="float" office:value="0.00015" calcext:value-type="float">
            <text:p>1.5000E-04</text:p>
          </table:table-cell>
          <table:table-cell office:value-type="float" office:value="483" calcext:value-type="float">
            <text:p>483.0</text:p>
          </table:table-cell>
          <table:table-cell office:value-type="float" office:value="0.00015" calcext:value-type="float">
            <text:p>1.5000E-0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.0</text:p>
          </table:table-cell>
          <table:table-cell table:style-name="ce7" office:value-type="float" office:value="1947053.46575737" calcext:value-type="float">
            <text:p>1947053.46575737</text:p>
          </table:table-cell>
          <table:table-cell office:value-type="float" office:value="768" calcext:value-type="float">
            <text:p>76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28.140703517588" calcext:value-type="float">
            <text:p>628.14070</text:p>
          </table:table-cell>
          <table:table-cell office:value-type="float" office:value="1.3355643107947" calcext:value-type="float">
            <text:p>1.33556</text:p>
          </table:table-cell>
          <table:table-cell office:value-type="float" office:value="485" calcext:value-type="float">
            <text:p>485.0</text:p>
          </table:table-cell>
          <table:table-cell office:value-type="float" office:value="0.00015" calcext:value-type="float">
            <text:p>1.5000E-04</text:p>
          </table:table-cell>
          <table:table-cell office:value-type="float" office:value="485" calcext:value-type="float">
            <text:p>485.0</text:p>
          </table:table-cell>
          <table:table-cell office:value-type="float" office:value="0.00015" calcext:value-type="float">
            <text:p>1.5000E-0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.0</text:p>
          </table:table-cell>
          <table:table-cell table:style-name="ce7" office:value-type="float" office:value="1978701.22601202" calcext:value-type="float">
            <text:p>1978701.22601202</text:p>
          </table:table-cell>
          <table:table-cell office:value-type="float" office:value="772" calcext:value-type="float">
            <text:p>77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31.155778894472" calcext:value-type="float">
            <text:p>631.15578</text:p>
          </table:table-cell>
          <table:table-cell office:value-type="float" office:value="1.33548303972583" calcext:value-type="float">
            <text:p>1.33548</text:p>
          </table:table-cell>
          <table:table-cell office:value-type="float" office:value="487" calcext:value-type="float">
            <text:p>487.0</text:p>
          </table:table-cell>
          <table:table-cell office:value-type="float" office:value="0.00015" calcext:value-type="float">
            <text:p>1.5000E-04</text:p>
          </table:table-cell>
          <table:table-cell office:value-type="float" office:value="487" calcext:value-type="float">
            <text:p>487.0</text:p>
          </table:table-cell>
          <table:table-cell office:value-type="float" office:value="0.00015" calcext:value-type="float">
            <text:p>1.5000E-04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.0</text:p>
          </table:table-cell>
          <table:table-cell table:style-name="ce7" office:value-type="float" office:value="2010057.40253329" calcext:value-type="float">
            <text:p>2010057.40253329</text:p>
          </table:table-cell>
          <table:table-cell office:value-type="float" office:value="776" calcext:value-type="float">
            <text:p>77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34.170854271357" calcext:value-type="float">
            <text:p>634.17085</text:p>
          </table:table-cell>
          <table:table-cell office:value-type="float" office:value="1.33540252363585" calcext:value-type="float">
            <text:p>1.33540</text:p>
          </table:table-cell>
          <table:table-cell office:value-type="float" office:value="489" calcext:value-type="float">
            <text:p>489.0</text:p>
          </table:table-cell>
          <table:table-cell office:value-type="float" office:value="0.00015" calcext:value-type="float">
            <text:p>1.5000E-04</text:p>
          </table:table-cell>
          <table:table-cell office:value-type="float" office:value="489" calcext:value-type="float">
            <text:p>489.0</text:p>
          </table:table-cell>
          <table:table-cell office:value-type="float" office:value="0.00015" calcext:value-type="float">
            <text:p>1.5000E-04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.0</text:p>
          </table:table-cell>
          <table:table-cell table:style-name="ce7" office:value-type="float" office:value="2041126.00656252" calcext:value-type="float">
            <text:p>2041126.00656252</text:p>
          </table:table-cell>
          <table:table-cell office:value-type="float" office:value="780" calcext:value-type="float">
            <text:p>78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37.185929648241" calcext:value-type="float">
            <text:p>637.18593</text:p>
          </table:table-cell>
          <table:table-cell office:value-type="float" office:value="1.33532293936821" calcext:value-type="float">
            <text:p>1.33532</text:p>
          </table:table-cell>
          <table:table-cell office:value-type="float" office:value="491" calcext:value-type="float">
            <text:p>491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491" calcext:value-type="float">
            <text:p>491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.0</text:p>
          </table:table-cell>
          <table:table-cell table:style-name="ce7" office:value-type="float" office:value="2074360.50354002" calcext:value-type="float">
            <text:p>2074360.50354002</text:p>
          </table:table-cell>
          <table:table-cell office:value-type="float" office:value="784" calcext:value-type="float">
            <text:p>78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0.201005025126" calcext:value-type="float">
            <text:p>640.20101</text:p>
          </table:table-cell>
          <table:table-cell office:value-type="float" office:value="1.33524418238184" calcext:value-type="float">
            <text:p>1.33524</text:p>
          </table:table-cell>
          <table:table-cell office:value-type="float" office:value="493" calcext:value-type="float">
            <text:p>493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493" calcext:value-type="float">
            <text:p>493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.0</text:p>
          </table:table-cell>
          <table:table-cell table:style-name="ce7" office:value-type="float" office:value="2107269.05732965" calcext:value-type="float">
            <text:p>2107269.05732965</text:p>
          </table:table-cell>
          <table:table-cell office:value-type="float" office:value="788" calcext:value-type="float">
            <text:p>78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3.21608040201" calcext:value-type="float">
            <text:p>643.21608</text:p>
          </table:table-cell>
          <table:table-cell office:value-type="float" office:value="1.33516632858048" calcext:value-type="float">
            <text:p>1.33517</text:p>
          </table:table-cell>
          <table:table-cell office:value-type="float" office:value="495" calcext:value-type="float">
            <text:p>495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495" calcext:value-type="float">
            <text:p>495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.0</text:p>
          </table:table-cell>
          <table:table-cell table:style-name="ce7" office:value-type="float" office:value="2139856.43950391" calcext:value-type="float">
            <text:p>2139856.43950391</text:p>
          </table:table-cell>
          <table:table-cell office:value-type="float" office:value="792" calcext:value-type="float">
            <text:p>79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6.231155778895" calcext:value-type="float">
            <text:p>646.23116</text:p>
          </table:table-cell>
          <table:table-cell office:value-type="float" office:value="1.33508914064546" calcext:value-type="float">
            <text:p>1.33509</text:p>
          </table:table-cell>
          <table:table-cell office:value-type="float" office:value="497" calcext:value-type="float">
            <text:p>497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497" calcext:value-type="float">
            <text:p>497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.0</text:p>
          </table:table-cell>
          <table:table-cell table:style-name="ce7" office:value-type="float" office:value="2172127.32895108" calcext:value-type="float">
            <text:p>2172127.32895108</text:p>
          </table:table-cell>
          <table:table-cell office:value-type="float" office:value="796" calcext:value-type="float">
            <text:p>79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9.246231155779" calcext:value-type="float">
            <text:p>649.24623</text:p>
          </table:table-cell>
          <table:table-cell office:value-type="float" office:value="1.33501281928646" calcext:value-type="float">
            <text:p>1.33501</text:p>
          </table:table-cell>
          <table:table-cell office:value-type="float" office:value="499" calcext:value-type="float">
            <text:p>499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499" calcext:value-type="float">
            <text:p>499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.0</text:p>
          </table:table-cell>
          <table:table-cell table:style-name="ce7" office:value-type="float" office:value="2204086.31411475" calcext:value-type="float">
            <text:p>2204086.31411475</text:p>
          </table:table-cell>
          <table:table-cell office:value-type="float" office:value="800" calcext:value-type="float">
            <text:p>80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52.261306532663" calcext:value-type="float">
            <text:p>652.26131</text:p>
          </table:table-cell>
          <table:table-cell office:value-type="float" office:value="1.33493721195053" calcext:value-type="float">
            <text:p>1.33494</text:p>
          </table:table-cell>
          <table:table-cell office:value-type="float" office:value="501" calcext:value-type="float">
            <text:p>501.0</text:p>
          </table:table-cell>
          <table:table-cell office:value-type="float" office:value="0.0001" calcext:value-type="float">
            <text:p>1.0000E-04</text:p>
          </table:table-cell>
          <table:table-cell office:value-type="float" office:value="501" calcext:value-type="float">
            <text:p>501.0</text:p>
          </table:table-cell>
          <table:table-cell office:value-type="float" office:value="0.0001" calcext:value-type="float">
            <text:p>1.0000E-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5.276381909548" calcext:value-type="float">
            <text:p>655.27638</text:p>
          </table:table-cell>
          <table:table-cell office:value-type="float" office:value="1.33486242070816" calcext:value-type="float">
            <text:p>1.33486</text:p>
          </table:table-cell>
          <table:table-cell office:value-type="float" office:value="503" calcext:value-type="float">
            <text:p>503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03" calcext:value-type="float">
            <text:p>503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8.291457286432" calcext:value-type="float">
            <text:p>658.29146</text:p>
          </table:table-cell>
          <table:table-cell office:value-type="float" office:value="1.33478835972023" calcext:value-type="float">
            <text:p>1.33479</text:p>
          </table:table-cell>
          <table:table-cell office:value-type="float" office:value="505" calcext:value-type="float">
            <text:p>505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05" calcext:value-type="float">
            <text:p>505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1.306532663317" calcext:value-type="float">
            <text:p>661.30653</text:p>
          </table:table-cell>
          <table:table-cell office:value-type="float" office:value="1.33471496992209" calcext:value-type="float">
            <text:p>1.33471</text:p>
          </table:table-cell>
          <table:table-cell office:value-type="float" office:value="507" calcext:value-type="float">
            <text:p>507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07" calcext:value-type="float">
            <text:p>507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4.321608040201" calcext:value-type="float">
            <text:p>664.32161</text:p>
          </table:table-cell>
          <table:table-cell office:value-type="float" office:value="1.33464228084099" calcext:value-type="float">
            <text:p>1.33464</text:p>
          </table:table-cell>
          <table:table-cell office:value-type="float" office:value="509" calcext:value-type="float">
            <text:p>509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09" calcext:value-type="float">
            <text:p>509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7.336683417085" calcext:value-type="float">
            <text:p>667.33668</text:p>
          </table:table-cell>
          <table:table-cell office:value-type="float" office:value="1.33457023154397" calcext:value-type="float">
            <text:p>1.33457</text:p>
          </table:table-cell>
          <table:table-cell office:value-type="float" office:value="511" calcext:value-type="float">
            <text:p>511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11" calcext:value-type="float">
            <text:p>511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0.35175879397" calcext:value-type="float">
            <text:p>670.35176</text:p>
          </table:table-cell>
          <table:table-cell office:value-type="float" office:value="1.33449894090281" calcext:value-type="float">
            <text:p>1.33450</text:p>
          </table:table-cell>
          <table:table-cell office:value-type="float" office:value="513" calcext:value-type="float">
            <text:p>513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13" calcext:value-type="float">
            <text:p>513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3.366834170854" calcext:value-type="float">
            <text:p>673.36683</text:p>
          </table:table-cell>
          <table:table-cell office:value-type="float" office:value="1.33442823869395" calcext:value-type="float">
            <text:p>1.33443</text:p>
          </table:table-cell>
          <table:table-cell office:value-type="float" office:value="515" calcext:value-type="float">
            <text:p>515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15" calcext:value-type="float">
            <text:p>515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6.381909547739" calcext:value-type="float">
            <text:p>676.38191</text:p>
          </table:table-cell>
          <table:table-cell office:value-type="float" office:value="1.3343582212789" calcext:value-type="float">
            <text:p>1.33436</text:p>
          </table:table-cell>
          <table:table-cell office:value-type="float" office:value="517" calcext:value-type="float">
            <text:p>517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17" calcext:value-type="float">
            <text:p>517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9.396984924623" calcext:value-type="float">
            <text:p>679.39698</text:p>
          </table:table-cell>
          <table:table-cell office:value-type="float" office:value="1.33428883403836" calcext:value-type="float">
            <text:p>1.33429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2.412060301508" calcext:value-type="float">
            <text:p>682.41206</text:p>
          </table:table-cell>
          <table:table-cell office:value-type="float" office:value="1.33422001561205" calcext:value-type="float">
            <text:p>1.33422</text:p>
          </table:table-cell>
          <table:table-cell office:value-type="float" office:value="521" calcext:value-type="float">
            <text:p>521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21" calcext:value-type="float">
            <text:p>521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5.427135678392" calcext:value-type="float">
            <text:p>685.42714</text:p>
          </table:table-cell>
          <table:table-cell office:value-type="float" office:value="1.3341518041277" calcext:value-type="float">
            <text:p>1.33415</text:p>
          </table:table-cell>
          <table:table-cell office:value-type="float" office:value="523" calcext:value-type="float">
            <text:p>523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23" calcext:value-type="float">
            <text:p>523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8.442211055276" calcext:value-type="float">
            <text:p>688.44221</text:p>
          </table:table-cell>
          <table:table-cell office:value-type="float" office:value="1.33408422471326" calcext:value-type="float">
            <text:p>1.33408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1.457286432161" calcext:value-type="float">
            <text:p>691.45729</text:p>
          </table:table-cell>
          <table:table-cell office:value-type="float" office:value="1.33401717389402" calcext:value-type="float">
            <text:p>1.33402</text:p>
          </table:table-cell>
          <table:table-cell office:value-type="float" office:value="527" calcext:value-type="float">
            <text:p>527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27" calcext:value-type="float">
            <text:p>527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4.472361809045" calcext:value-type="float">
            <text:p>694.47236</text:p>
          </table:table-cell>
          <table:table-cell office:value-type="float" office:value="1.3339507876849" calcext:value-type="float">
            <text:p>1.33395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7.48743718593" calcext:value-type="float">
            <text:p>697.48744</text:p>
          </table:table-cell>
          <table:table-cell office:value-type="float" office:value="1.33388484525071" calcext:value-type="float">
            <text:p>1.33388</text:p>
          </table:table-cell>
          <table:table-cell office:value-type="float" office:value="531" calcext:value-type="float">
            <text:p>531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31" calcext:value-type="float">
            <text:p>531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0.502512562814" calcext:value-type="float">
            <text:p>700.50251</text:p>
          </table:table-cell>
          <table:table-cell office:value-type="float" office:value="1.33381951282182" calcext:value-type="float">
            <text:p>1.33382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3.517587939699" calcext:value-type="float">
            <text:p>703.51759</text:p>
          </table:table-cell>
          <table:table-cell office:value-type="float" office:value="1.33375462988097" calcext:value-type="float">
            <text:p>1.33375</text:p>
          </table:table-cell>
          <table:table-cell office:value-type="float" office:value="535" calcext:value-type="float">
            <text:p>535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35" calcext:value-type="float">
            <text:p>535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6.532663316583" calcext:value-type="float">
            <text:p>706.53266</text:p>
          </table:table-cell>
          <table:table-cell office:value-type="float" office:value="1.33369030261477" calcext:value-type="float">
            <text:p>1.33369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9.547738693467" calcext:value-type="float">
            <text:p>709.54774</text:p>
          </table:table-cell>
          <table:table-cell office:value-type="float" office:value="1.33362646654158" calcext:value-type="float">
            <text:p>1.33363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2.562814070352" calcext:value-type="float">
            <text:p>712.56281</text:p>
          </table:table-cell>
          <table:table-cell office:value-type="float" office:value="1.33356310737169" calcext:value-type="float">
            <text:p>1.33356</text:p>
          </table:table-cell>
          <table:table-cell office:value-type="float" office:value="541" calcext:value-type="float">
            <text:p>541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41" calcext:value-type="float">
            <text:p>541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5.577889447236" calcext:value-type="float">
            <text:p>715.57789</text:p>
          </table:table-cell>
          <table:table-cell office:value-type="float" office:value="1.33350027762662" calcext:value-type="float">
            <text:p>1.3335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8.592964824121" calcext:value-type="float">
            <text:p>718.59296</text:p>
          </table:table-cell>
          <table:table-cell office:value-type="float" office:value="1.3334379323622" calcext:value-type="float">
            <text:p>1.33344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1.608040201005" calcext:value-type="float">
            <text:p>721.60804</text:p>
          </table:table-cell>
          <table:table-cell office:value-type="float" office:value="1.33337600356202" calcext:value-type="float">
            <text:p>1.33338</text:p>
          </table:table-cell>
          <table:table-cell office:value-type="float" office:value="547" calcext:value-type="float">
            <text:p>547.0</text:p>
          </table:table-cell>
          <table:table-cell office:value-type="float" office:value="0.00005" calcext:value-type="float">
            <text:p>5.0000E-05</text:p>
          </table:table-cell>
          <table:table-cell office:value-type="float" office:value="547" calcext:value-type="float">
            <text:p>547.0</text:p>
          </table:table-cell>
          <table:table-cell office:value-type="float" office:value="0.00005" calcext:value-type="float">
            <text:p>5.0000E-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4.62311557789" calcext:value-type="float">
            <text:p>724.62312</text:p>
          </table:table-cell>
          <table:table-cell office:value-type="float" office:value="1.33331453973112" calcext:value-type="float">
            <text:p>1.33331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7.638190954774" calcext:value-type="float">
            <text:p>727.63819</text:p>
          </table:table-cell>
          <table:table-cell office:value-type="float" office:value="1.33325347289301" calcext:value-type="float">
            <text:p>1.33325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0.653266331658" calcext:value-type="float">
            <text:p>730.65327</text:p>
          </table:table-cell>
          <table:table-cell office:value-type="float" office:value="1.33319285224995" calcext:value-type="float">
            <text:p>1.33319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3.668341708543" calcext:value-type="float">
            <text:p>733.66834</text:p>
          </table:table-cell>
          <table:table-cell office:value-type="float" office:value="1.33313265258709" calcext:value-type="float">
            <text:p>1.33313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6.683417085427" calcext:value-type="float">
            <text:p>736.68342</text:p>
          </table:table-cell>
          <table:table-cell office:value-type="float" office:value="1.33307292331798" calcext:value-type="float">
            <text:p>1.33307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9.698492462312" calcext:value-type="float">
            <text:p>739.69849</text:p>
          </table:table-cell>
          <table:table-cell office:value-type="float" office:value="1.33301351428352" calcext:value-type="float">
            <text:p>1.33301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59" calcext:value-type="float">
            <text:p>55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2.713567839196" calcext:value-type="float">
            <text:p>742.71357</text:p>
          </table:table-cell>
          <table:table-cell office:value-type="float" office:value="1.33295455438813" calcext:value-type="float">
            <text:p>1.33295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5.72864321608" calcext:value-type="float">
            <text:p>745.72864</text:p>
          </table:table-cell>
          <table:table-cell office:value-type="float" office:value="1.33289602901092" calcext:value-type="float">
            <text:p>1.3329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3" calcext:value-type="float">
            <text:p>56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8.743718592965" calcext:value-type="float">
            <text:p>748.74372</text:p>
          </table:table-cell>
          <table:table-cell office:value-type="float" office:value="1.33283780468985" calcext:value-type="float">
            <text:p>1.33284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5" calcext:value-type="float">
            <text:p>56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1.758793969849" calcext:value-type="float">
            <text:p>751.75879</text:p>
          </table:table-cell>
          <table:table-cell office:value-type="float" office:value="1.33278000244042" calcext:value-type="float">
            <text:p>1.33278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7" calcext:value-type="float">
            <text:p>56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4.773869346734" calcext:value-type="float">
            <text:p>754.77387</text:p>
          </table:table-cell>
          <table:table-cell office:value-type="float" office:value="1.33272248123094" calcext:value-type="float">
            <text:p>1.33272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69" calcext:value-type="float">
            <text:p>56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7.788944723618" calcext:value-type="float">
            <text:p>757.78894</text:p>
          </table:table-cell>
          <table:table-cell office:value-type="float" office:value="1.33266537034141" calcext:value-type="float">
            <text:p>1.33267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1" calcext:value-type="float">
            <text:p>57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0.804020100503" calcext:value-type="float">
            <text:p>760.80402</text:p>
          </table:table-cell>
          <table:table-cell office:value-type="float" office:value="1.33260863600304" calcext:value-type="float">
            <text:p>1.33261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3" calcext:value-type="float">
            <text:p>57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3.819095477387" calcext:value-type="float">
            <text:p>763.81910</text:p>
          </table:table-cell>
          <table:table-cell office:value-type="float" office:value="1.332552198422" calcext:value-type="float">
            <text:p>1.33255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5" calcext:value-type="float">
            <text:p>57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6.834170854271" calcext:value-type="float">
            <text:p>766.83417</text:p>
          </table:table-cell>
          <table:table-cell office:value-type="float" office:value="1.33249610791909" calcext:value-type="float">
            <text:p>1.3325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7" calcext:value-type="float">
            <text:p>57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9.849246231156" calcext:value-type="float">
            <text:p>769.84925</text:p>
          </table:table-cell>
          <table:table-cell office:value-type="float" office:value="1.33244029986857" calcext:value-type="float">
            <text:p>1.33244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79" calcext:value-type="float">
            <text:p>57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2.86432160804" calcext:value-type="float">
            <text:p>772.86432</text:p>
          </table:table-cell>
          <table:table-cell office:value-type="float" office:value="1.33238482435034" calcext:value-type="float">
            <text:p>1.33238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1" calcext:value-type="float">
            <text:p>58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5.879396984925" calcext:value-type="float">
            <text:p>775.87940</text:p>
          </table:table-cell>
          <table:table-cell office:value-type="float" office:value="1.33232967360562" calcext:value-type="float">
            <text:p>1.33233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3" calcext:value-type="float">
            <text:p>58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8.894472361809" calcext:value-type="float">
            <text:p>778.89447</text:p>
          </table:table-cell>
          <table:table-cell office:value-type="float" office:value="1.33227485670599" calcext:value-type="float">
            <text:p>1.33227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5" calcext:value-type="float">
            <text:p>58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1.909547738694" calcext:value-type="float">
            <text:p>781.90955</text:p>
          </table:table-cell>
          <table:table-cell office:value-type="float" office:value="1.33222028195211" calcext:value-type="float">
            <text:p>1.33222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7" calcext:value-type="float">
            <text:p>58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4.924623115578" calcext:value-type="float">
            <text:p>784.92462</text:p>
          </table:table-cell>
          <table:table-cell office:value-type="float" office:value="1.33216602361588" calcext:value-type="float">
            <text:p>1.33217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89" calcext:value-type="float">
            <text:p>58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7.939698492462" calcext:value-type="float">
            <text:p>787.93970</text:p>
          </table:table-cell>
          <table:table-cell office:value-type="float" office:value="1.33211199865795" calcext:value-type="float">
            <text:p>1.33211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1" calcext:value-type="float">
            <text:p>591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0.954773869347" calcext:value-type="float">
            <text:p>790.95477</text:p>
          </table:table-cell>
          <table:table-cell office:value-type="float" office:value="1.33205827313709" calcext:value-type="float">
            <text:p>1.33206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3" calcext:value-type="float">
            <text:p>593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3.969849246231" calcext:value-type="float">
            <text:p>793.96985</text:p>
          </table:table-cell>
          <table:table-cell office:value-type="float" office:value="1.33200483836729" calcext:value-type="float">
            <text:p>1.3320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5" calcext:value-type="float">
            <text:p>595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6.984924623116" calcext:value-type="float">
            <text:p>796.98492</text:p>
          </table:table-cell>
          <table:table-cell office:value-type="float" office:value="1.3319516816755" calcext:value-type="float">
            <text:p>1.33195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7" calcext:value-type="float">
            <text:p>597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0" calcext:value-type="float">
            <text:p>800.00000</text:p>
          </table:table-cell>
          <table:table-cell office:value-type="float" office:value="1.33189874617055" calcext:value-type="float">
            <text:p>1.3319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.0000E+00</text:p>
          </table:table-cell>
          <table:table-cell office:value-type="float" office:value="599" calcext:value-type="float">
            <text:p>599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.0000E+00</text:p>
          </table:table-cell>
          <table:table-cell office:value-type="float" office:value="800" calcext:value-type="float">
            <text:p>800.0</text:p>
          </table:table-cell>
          <table:table-cell office:value-type="float" office:value="0" calcext:value-type="float">
            <text:p>0.0000E+00</text:p>
          </table:table-cell>
          <table:table-cell table:number-columns-repeated="2"/>
        </table:table-row>
        <table:table-row table:style-name="ro1" table:number-rows-repeated="104837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0" number:min-decimal-places="0" number:min-integer-digits="2"/>
    </number:number-style>
    <number:number-style style:name="N124">
      <number:number number:decimal-places="1" number:min-decimal-places="1" number:min-integer-digits="2"/>
    </number:number-style>
    <number:number-style style:name="N12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25:49.000837361</meta:creation-date>
    <dc:date>2023-05-31T08:05:47.795940257</dc:date>
    <meta:editing-duration>PT2H10M28S</meta:editing-duration>
    <meta:editing-cycles>14</meta:editing-cycles>
    <meta:generator>LibreOffice/7.3.7.2$Linux_X86_64 LibreOffice_project/30$Build-2</meta:generator>
    <meta:document-statistic meta:table-count="1" meta:cell-count="1818" meta:object-count="0"/>
  </office:meta>
</office:document-meta>
</file>